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13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19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2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31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2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4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4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4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6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4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3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5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6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9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110" style:family="text">
      <style:text-properties fo:font-size="13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3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114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5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11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7" style:family="text">
      <style:text-properties fo:font-size="13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4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48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0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3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3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3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8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9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8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1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4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>
        <style:tab-stops>
          <style:tab-stop style:position="212.60pt" style:type="center"/>
          <style:tab-stop style:position="425.20pt" style:type="right"/>
        </style:tab-stops>
      </style:paragraph-properties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left" fo:margin-left="-1.90pt" fo:text-indent="-3.50pt">
        <style:tab-stops>
          <style:tab-stop style:position="449.2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-1.90pt" fo:text-indent="-3.50pt">
        <style:tab-stops>
          <style:tab-stop style:position="449.2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-1.90pt" fo:text-indent="-3.50pt">
        <style:tab-stops>
          <style:tab-stop style:position="449.20pt"/>
        </style:tab-stops>
      </style:paragraph-properties>
    </style:style>
    <style:style style:name="P12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right"/>
    </style:style>
    <style:style style:name="P18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19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right"/>
    </style:style>
    <style:style style:name="P22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3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4" style:family="paragraph">
      <style:paragraph-properties fo:line-height="100.00%" fo:text-align="justify"/>
    </style:style>
    <style:style style:name="P25" style:family="paragraph">
      <style:paragraph-properties fo:line-height="100.00%" fo:text-align="right"/>
    </style:style>
    <style:style style:name="P26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right"/>
    </style:style>
    <style:style style:name="P29" style:family="paragraph">
      <style:paragraph-properties fo:line-height="100.00%" fo:text-align="left" fo:margin-left="-1.90pt" fo:text-indent="-3.50pt">
        <style:tab-stops>
          <style:tab-stop style:position="350.00pt"/>
          <style:tab-stop style:position="3291.55pt" style:type="center"/>
        </style:tab-stops>
      </style:paragraph-properties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left" fo:margin-left="-1.90pt" fo:text-indent="-3.50pt">
        <style:tab-stops>
          <style:tab-stop style:position="79.45pt"/>
          <style:tab-stop style:position="3291.55pt" style:type="center"/>
        </style:tab-stops>
      </style:paragraph-properties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-1.90pt" fo:text-indent="-3.50pt">
        <style:tab-stops>
          <style:tab-stop style:position="79.45pt"/>
          <style:tab-stop style:position="3291.55pt" style:type="center"/>
        </style:tab-stops>
      </style:paragraph-properties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justify" fo:margin-top="12.00pt" fo:margin-bottom="3.00pt">
        <style:tab-stops>
          <style:tab-stop style:position="21.60pt"/>
        </style:tab-stops>
      </style:paragraph-properties>
    </style:style>
    <style:style style:name="P37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38" style:family="paragraph">
      <style:paragraph-properties fo:line-height="100.00%" fo:text-align="justify" fo:margin-left="14.15pt" fo:text-indent="0.00pt">
        <style:tab-stops>
          <style:tab-stop style:position="413.60pt" style:type="right" style:leader-style="dotted"/>
        </style:tab-stops>
      </style:paragraph-properties>
    </style:style>
    <style:style style:name="P39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40" style:family="paragraph">
      <style:paragraph-properties fo:line-height="100.00%" fo:text-align="justify" fo:margin-left="14.15pt" fo:text-indent="0.00pt">
        <style:tab-stops>
          <style:tab-stop style:position="413.60pt" style:type="right" style:leader-style="dotted"/>
        </style:tab-stops>
      </style:paragraph-properties>
    </style:style>
    <style:style style:name="P41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42" style:family="paragraph">
      <style:paragraph-properties fo:line-height="100.00%" fo:text-align="justify" fo:margin-left="14.15pt" fo:text-indent="0.00pt">
        <style:tab-stops>
          <style:tab-stop style:position="413.60pt" style:type="right" style:leader-style="dotted"/>
        </style:tab-stops>
      </style:paragraph-properties>
    </style:style>
    <style:style style:name="P43" style:family="paragraph">
      <style:paragraph-properties fo:line-height="100.00%" fo:text-align="justify" fo:margin-left="28.30pt" fo:text-indent="0.00pt">
        <style:tab-stops>
          <style:tab-stop style:position="385.30pt" style:type="right" style:leader-style="dotted"/>
        </style:tab-stops>
      </style:paragraph-properties>
    </style:style>
    <style:style style:name="P44" style:family="paragraph">
      <style:paragraph-properties fo:line-height="100.00%" fo:text-align="justify">
        <style:tab-stops>
          <style:tab-stop style:position="441.40pt" style:type="right" style:leader-style="dotted"/>
        </style:tab-stops>
      </style:paragraph-properties>
    </style:style>
    <style:style style:name="P45" style:family="paragraph">
      <style:paragraph-properties fo:line-height="100.00%" fo:text-align="justify"/>
    </style:style>
    <text:list-style style:name="L46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46" style:family="paragraph">
      <style:paragraph-properties fo:line-height="100.00%" fo:text-align="justify" fo:margin-top="12.00pt" fo:margin-bottom="3.00pt">
        <style:tab-stops>
          <style:tab-stop style:position="0.00pt"/>
        </style:tab-stops>
      </style:paragraph-properties>
    </style:style>
    <style:style style:name="P47" style:family="paragraph">
      <style:paragraph-properties fo:line-height="100.00%" fo:text-align="justify" fo:margin-left="7.20pt" fo:text-indent="-7.20pt" fo:margin-top="12.00pt" fo:margin-bottom="3.00pt"/>
    </style:style>
    <style:style style:name="P48" style:family="paragraph">
      <style:paragraph-properties fo:line-height="100.00%" fo:text-align="justify"/>
    </style:style>
    <text:list-style style:name="L49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49" style:family="paragraph">
      <style:paragraph-properties fo:line-height="100.00%" fo:text-align="justify" fo:margin-top="12.00pt" fo:margin-bottom="3.00pt"/>
    </style:style>
    <style:style style:name="P50" style:family="paragraph">
      <style:paragraph-properties fo:line-height="100.00%" fo:text-align="justify"/>
    </style:style>
    <text:list-style style:name="L51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51" style:family="paragraph">
      <style:paragraph-properties fo:line-height="100.00%" fo:text-align="justify" fo:margin-top="12.00pt" fo:margin-bottom="3.00pt"/>
    </style:style>
    <style:style style:name="P52" style:family="paragraph">
      <style:paragraph-properties fo:line-height="100.00%" fo:text-align="justify"/>
    </style:style>
    <text:list-style style:name="L53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53" style:family="paragraph">
      <style:paragraph-properties fo:line-height="100.00%" fo:text-align="justify" fo:margin-top="12.00pt" fo:margin-bottom="3.00pt">
        <style:tab-stops>
          <style:tab-stop style:position="0.00pt"/>
        </style:tab-stops>
      </style:paragraph-properties>
    </style:style>
    <style:style style:name="P54" style:family="paragraph">
      <style:paragraph-properties fo:line-height="100.00%" fo:text-align="justify"/>
    </style:style>
    <text:list-style style:name="L55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55" style:family="paragraph">
      <style:paragraph-properties fo:line-height="100.00%" fo:text-align="justify" fo:margin-top="12.00pt" fo:margin-bottom="3.00pt"/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61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64" style:family="paragraph">
      <style:paragraph-properties fo:line-height="100.00%" fo:text-align="left"/>
    </style:style>
    <text:list-style style:name="L65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65" style:family="paragraph">
      <style:paragraph-properties fo:line-height="100.00%" fo:text-align="justify" fo:margin-top="12.00pt" fo:margin-bottom="3.00pt"/>
    </style:style>
    <style:style style:name="P66" style:family="paragraph">
      <style:paragraph-properties fo:line-height="100.00%" fo:text-align="justify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1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10.60pt" fo:text-indent="-3.50pt">
        <style:tab-stops>
          <style:tab-stop style:position="63.30pt"/>
          <style:tab-stop style:position="3279.05pt" style:type="center"/>
        </style:tab-stops>
      </style:paragraph-properties>
    </style:style>
    <style:style style:name="P92" style:family="paragraph">
      <style:paragraph-properties fo:line-height="100.00%" fo:text-align="left"/>
    </style:style>
    <text:list-style style:name="L93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93" style:family="paragraph">
      <style:paragraph-properties fo:line-height="100.00%" fo:text-align="justify" fo:margin-top="12.00pt" fo:margin-bottom="3.00pt">
        <style:tab-stops>
          <style:tab-stop style:position="0.00pt"/>
        </style:tab-stops>
      </style:paragraph-properties>
    </style:style>
    <style:style style:name="P94" style:family="paragraph">
      <style:paragraph-properties fo:line-height="100.00%" fo:text-align="justify"/>
    </style:style>
    <text:list-style style:name="L95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95" style:family="paragraph">
      <style:paragraph-properties fo:line-height="100.00%" fo:text-align="justify" fo:margin-top="12.00pt" fo:margin-bottom="3.00pt"/>
    </style:style>
    <style:style style:name="P96" style:family="paragraph">
      <style:paragraph-properties fo:line-height="100.00%" fo:text-align="justify"/>
    </style:style>
    <style:style style:name="P97" style:family="paragraph">
      <style:paragraph-properties fo:line-height="100.00%" fo:text-align="justify"/>
    </style:style>
    <text:list-style style:name="L98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98" style:family="paragraph">
      <style:paragraph-properties fo:line-height="100.00%" fo:text-align="justify" fo:margin-top="12.00pt" fo:margin-bottom="3.00pt"/>
    </style:style>
    <style:style style:name="P99" style:family="paragraph">
      <style:paragraph-properties fo:line-height="100.00%" fo:text-align="justify"/>
    </style:style>
    <style:style style:name="P100" style:family="paragraph">
      <style:paragraph-properties fo:line-height="100.00%" fo:text-align="justify"/>
    </style:style>
    <text:list-style style:name="L101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101" style:family="paragraph">
      <style:paragraph-properties fo:line-height="100.00%" fo:text-align="justify" fo:margin-top="12.00pt" fo:margin-bottom="3.00pt"/>
    </style:style>
    <style:style style:name="P102" style:family="paragraph">
      <style:paragraph-properties fo:line-height="100.00%" fo:text-align="justify"/>
    </style:style>
    <style:style style:name="P103" style:family="paragraph">
      <style:paragraph-properties fo:line-height="100.00%" fo:text-align="justify"/>
    </style:style>
    <text:list-style style:name="L104">
      <text:list-level-style-bullet text:level="1" text:bullet-char="•">
        <style:list-level-properties text:space-before="0.00pt" text:min-label-width="36.00pt"/>
        <style:text-properties fo:font-family="Symbol"/>
      </text:list-level-style-bullet>
    </text:list-style>
    <style:style style:name="P104" style:family="paragraph">
      <style:paragraph-properties fo:line-height="100.00%" fo:text-align="justify" fo:margin-top="12.00pt" fo:margin-bottom="3.00pt">
        <style:tab-stops>
          <style:tab-stop style:position="0.00pt"/>
        </style:tab-stops>
      </style:paragraph-properties>
    </style:style>
    <style:style style:name="P105" style:family="paragraph">
      <style:paragraph-properties fo:line-height="100.00%" fo:text-align="justify"/>
    </style:style>
    <style:style style:name="P10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07" style:family="paragraph">
      <style:paragraph-properties fo:line-height="100.00%" fo:text-align="justify"/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1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11" style:family="paragraph">
      <style:paragraph-properties fo:line-height="100.00%" fo:text-align="justify"/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14" style:family="paragraph">
      <style:paragraph-properties fo:line-height="100.00%" fo:text-align="justify"/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17" style:family="paragraph">
      <style:paragraph-properties fo:line-height="100.00%" fo:text-align="justify"/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20" style:family="paragraph">
      <style:paragraph-properties fo:line-height="100.00%" fo:text-align="justify"/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23" style:family="paragraph">
      <style:paragraph-properties fo:line-height="100.00%" fo:text-align="justify"/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26" style:family="paragraph">
      <style:paragraph-properties fo:line-height="100.00%" fo:text-align="justify"/>
    </style:style>
    <style:style style:name="P12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30" style:family="paragraph">
      <style:paragraph-properties fo:line-height="100.00%" fo:text-align="justify"/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33" style:family="paragraph">
      <style:paragraph-properties fo:line-height="100.00%" fo:text-align="justify"/>
    </style:style>
    <style:style style:name="P13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35" style:family="paragraph">
      <style:paragraph-properties fo:line-height="100.00%" fo:text-align="justify"/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3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39" style:family="paragraph">
      <style:paragraph-properties fo:line-height="100.00%" fo:text-align="justify"/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42" style:family="paragraph">
      <style:paragraph-properties fo:line-height="100.00%" fo:text-align="justify"/>
    </style:style>
    <style:style style:name="P143" style:family="paragraph">
      <style:paragraph-properties fo:line-height="100.00%" fo:text-align="left"/>
    </style:style>
    <style:style style:name="P14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45" style:family="paragraph">
      <style:paragraph-properties fo:line-height="100.00%" fo:text-align="justify"/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48" style:family="paragraph">
      <style:paragraph-properties fo:line-height="100.00%" fo:text-align="justify"/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51" style:family="paragraph">
      <style:paragraph-properties fo:line-height="100.00%" fo:text-align="justify"/>
    </style:style>
    <style:style style:name="P152" style:family="paragraph">
      <style:paragraph-properties fo:line-height="100.00%" fo:text-align="left"/>
    </style:style>
    <style:style style:name="P15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54" style:family="paragraph">
      <style:paragraph-properties fo:line-height="100.00%" fo:text-align="justify"/>
    </style:style>
    <style:style style:name="P15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58" style:family="paragraph">
      <style:paragraph-properties fo:line-height="100.00%" fo:text-align="justify"/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61" style:family="paragraph">
      <style:paragraph-properties fo:line-height="100.00%" fo:text-align="justify"/>
    </style:style>
    <style:style style:name="P16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63" style:family="paragraph">
      <style:paragraph-properties fo:line-height="100.00%" fo:text-align="justify"/>
    </style:style>
    <style:style style:name="P164" style:family="paragraph">
      <style:paragraph-properties fo:line-height="100.00%" fo:text-align="left"/>
    </style:style>
    <style:style style:name="P16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6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67" style:family="paragraph">
      <style:paragraph-properties fo:line-height="100.00%" fo:text-align="justify"/>
    </style:style>
    <style:style style:name="P168" style:family="paragraph">
      <style:paragraph-properties fo:line-height="100.00%" fo:text-align="left"/>
    </style:style>
    <style:style style:name="P16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70" style:family="paragraph">
      <style:paragraph-properties fo:line-height="100.00%" fo:text-align="justify"/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73" style:family="paragraph">
      <style:paragraph-properties fo:line-height="100.00%" fo:text-align="justify"/>
    </style:style>
    <style:style style:name="P174" style:family="paragraph">
      <style:paragraph-properties fo:line-height="100.00%" fo:text-align="left"/>
    </style:style>
    <style:style style:name="P17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76" style:family="paragraph">
      <style:paragraph-properties fo:line-height="100.00%" fo:text-align="justify"/>
    </style:style>
    <style:style style:name="P177" style:family="paragraph">
      <style:paragraph-properties fo:line-height="100.00%" fo:text-align="left"/>
    </style:style>
    <style:style style:name="P17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79" style:family="paragraph">
      <style:paragraph-properties fo:line-height="100.00%" fo:text-align="justify"/>
    </style:style>
    <style:style style:name="P180" style:family="paragraph">
      <style:paragraph-properties fo:line-height="100.00%" fo:text-align="left"/>
    </style:style>
    <style:style style:name="P18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82" style:family="paragraph">
      <style:paragraph-properties fo:line-height="100.00%" fo:text-align="justify"/>
    </style:style>
    <style:style style:name="P183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84" style:family="paragraph">
      <style:paragraph-properties fo:line-height="100.00%" fo:text-align="left"/>
    </style:style>
    <style:style style:name="P18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86" style:family="paragraph">
      <style:paragraph-properties fo:line-height="100.00%" fo:text-align="justify"/>
    </style:style>
    <style:style style:name="P187" style:family="paragraph">
      <style:paragraph-properties fo:line-height="100.00%" fo:text-align="left"/>
    </style:style>
    <style:style style:name="P18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189" style:family="paragraph">
      <style:paragraph-properties fo:line-height="100.00%" fo:text-align="justify"/>
    </style:style>
    <style:style style:name="P19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91" style:family="paragraph">
      <style:paragraph-properties fo:line-height="100.00%" fo:text-align="justify"/>
    </style:style>
    <style:style style:name="P192" style:family="paragraph">
      <style:paragraph-properties fo:line-height="100.00%" fo:text-align="left"/>
    </style:style>
    <style:style style:name="P19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9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95" style:family="paragraph">
      <style:paragraph-properties fo:line-height="100.00%" fo:text-align="justify"/>
    </style:style>
    <style:style style:name="P196" style:family="paragraph">
      <style:paragraph-properties fo:line-height="100.00%" fo:text-align="left"/>
    </style:style>
    <style:style style:name="P19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9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199" style:family="paragraph">
      <style:paragraph-properties fo:line-height="100.00%" fo:text-align="justify"/>
    </style:style>
    <style:style style:name="P200" style:family="paragraph">
      <style:paragraph-properties fo:line-height="100.00%" fo:text-align="left"/>
    </style:style>
    <style:style style:name="P20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3" style:family="paragraph">
      <style:paragraph-properties fo:line-height="100.00%" fo:text-align="justify"/>
    </style:style>
    <style:style style:name="P204" style:family="paragraph">
      <style:paragraph-properties fo:line-height="100.00%" fo:text-align="left"/>
    </style:style>
    <style:style style:name="P20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07" style:family="paragraph">
      <style:paragraph-properties fo:line-height="100.00%" fo:text-align="justify"/>
    </style:style>
    <style:style style:name="P208" style:family="paragraph">
      <style:paragraph-properties fo:line-height="100.00%" fo:text-align="left"/>
    </style:style>
    <style:style style:name="P20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1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11" style:family="paragraph">
      <style:paragraph-properties fo:line-height="100.00%" fo:text-align="justify"/>
    </style:style>
    <style:style style:name="P212" style:family="paragraph">
      <style:paragraph-properties fo:line-height="100.00%" fo:text-align="left"/>
    </style:style>
    <style:style style:name="P21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14" style:family="paragraph">
      <style:paragraph-properties fo:line-height="100.00%" fo:text-align="justify"/>
    </style:style>
    <style:style style:name="P21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16" style:family="paragraph">
      <style:paragraph-properties fo:line-height="100.00%" fo:text-align="left"/>
    </style:style>
    <style:style style:name="P21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18" style:family="paragraph">
      <style:paragraph-properties fo:line-height="100.00%" fo:text-align="justify"/>
    </style:style>
    <style:style style:name="P219" style:family="paragraph">
      <style:paragraph-properties fo:line-height="115.00%" fo:text-align="left" fo:margin-bottom="10.00pt"/>
    </style:style>
    <style:style style:name="P220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21" style:family="paragraph">
      <style:paragraph-properties fo:line-height="100.00%" fo:text-align="justify"/>
    </style:style>
    <style:style style:name="P22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23" style:family="paragraph">
      <style:paragraph-properties fo:line-height="100.00%" fo:text-align="justify"/>
    </style:style>
    <style:style style:name="P224" style:family="paragraph">
      <style:paragraph-properties fo:line-height="100.00%" fo:text-align="left"/>
    </style:style>
    <style:style style:name="P22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2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27" style:family="paragraph">
      <style:paragraph-properties fo:line-height="100.00%" fo:text-align="justify"/>
    </style:style>
    <style:style style:name="P228" style:family="paragraph">
      <style:paragraph-properties fo:line-height="100.00%" fo:text-align="left"/>
    </style:style>
    <style:style style:name="P22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1" style:family="paragraph">
      <style:paragraph-properties fo:line-height="100.00%" fo:text-align="justify"/>
    </style:style>
    <style:style style:name="P232" style:family="paragraph">
      <style:paragraph-properties fo:line-height="100.00%" fo:text-align="left"/>
    </style:style>
    <style:style style:name="P23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5" style:family="paragraph">
      <style:paragraph-properties fo:line-height="100.00%" fo:text-align="justify"/>
    </style:style>
    <style:style style:name="P236" style:family="paragraph">
      <style:paragraph-properties fo:line-height="100.00%" fo:text-align="left"/>
    </style:style>
    <style:style style:name="P23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39" style:family="paragraph">
      <style:paragraph-properties fo:line-height="100.00%" fo:text-align="justify"/>
    </style:style>
    <style:style style:name="P240" style:family="paragraph">
      <style:paragraph-properties fo:line-height="100.00%" fo:text-align="left"/>
    </style:style>
    <style:style style:name="P24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42" style:family="paragraph">
      <style:paragraph-properties fo:line-height="100.00%" fo:text-align="justify"/>
    </style:style>
    <style:style style:name="P243" style:family="paragraph">
      <style:paragraph-properties fo:line-height="100.00%" fo:text-align="left"/>
    </style:style>
    <style:style style:name="P24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45" style:family="paragraph">
      <style:paragraph-properties fo:line-height="100.00%" fo:text-align="justify"/>
    </style:style>
    <style:style style:name="P24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47" style:family="paragraph">
      <style:paragraph-properties fo:line-height="100.00%" fo:text-align="left"/>
    </style:style>
    <style:style style:name="P24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49" style:family="paragraph">
      <style:paragraph-properties fo:line-height="100.00%" fo:text-align="justify"/>
    </style:style>
    <style:style style:name="P250" style:family="paragraph">
      <style:paragraph-properties fo:line-height="115.00%" fo:text-align="left" fo:margin-bottom="10.00pt"/>
    </style:style>
    <style:style style:name="P251" style:family="paragraph">
      <style:paragraph-properties fo:line-height="115.00%" fo:text-align="justify" fo:margin-bottom="10.00pt"/>
    </style:style>
    <style:style style:name="P252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53" style:family="paragraph">
      <style:paragraph-properties fo:line-height="100.00%" fo:text-align="justify"/>
    </style:style>
    <style:style style:name="P25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55" style:family="paragraph">
      <style:paragraph-properties fo:line-height="100.00%" fo:text-align="justify"/>
    </style:style>
    <style:style style:name="P256" style:family="paragraph">
      <style:paragraph-properties fo:line-height="100.00%" fo:text-align="left"/>
    </style:style>
    <style:style style:name="P25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5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59" style:family="paragraph">
      <style:paragraph-properties fo:line-height="100.00%" fo:text-align="justify"/>
    </style:style>
    <style:style style:name="P260" style:family="paragraph">
      <style:paragraph-properties fo:line-height="100.00%" fo:text-align="left"/>
    </style:style>
    <style:style style:name="P26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62" style:family="paragraph">
      <style:paragraph-properties fo:line-height="100.00%" fo:text-align="justify"/>
    </style:style>
    <style:style style:name="P263" style:family="paragraph">
      <style:paragraph-properties fo:line-height="100.00%" fo:text-align="left"/>
    </style:style>
    <style:style style:name="P26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65" style:family="paragraph">
      <style:paragraph-properties fo:line-height="100.00%" fo:text-align="justify"/>
    </style:style>
    <style:style style:name="P266" style:family="paragraph">
      <style:paragraph-properties fo:line-height="100.00%" fo:text-align="left"/>
    </style:style>
    <style:style style:name="P26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68" style:family="paragraph">
      <style:paragraph-properties fo:line-height="100.00%" fo:text-align="justify"/>
    </style:style>
    <style:style style:name="P269" style:family="paragraph">
      <style:paragraph-properties fo:line-height="100.00%" fo:text-align="left"/>
    </style:style>
    <style:style style:name="P27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71" style:family="paragraph">
      <style:paragraph-properties fo:line-height="100.00%" fo:text-align="justify"/>
    </style:style>
    <style:style style:name="P272" style:family="paragraph">
      <style:paragraph-properties fo:line-height="100.00%" fo:text-align="left"/>
    </style:style>
    <style:style style:name="P27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74" style:family="paragraph">
      <style:paragraph-properties fo:line-height="100.00%" fo:text-align="justify"/>
    </style:style>
    <style:style style:name="P27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76" style:family="paragraph">
      <style:paragraph-properties fo:line-height="100.00%" fo:text-align="left"/>
    </style:style>
    <style:style style:name="P27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78" style:family="paragraph">
      <style:paragraph-properties fo:line-height="100.00%" fo:text-align="justify"/>
    </style:style>
    <style:style style:name="P279" style:family="paragraph">
      <style:paragraph-properties fo:line-height="100.00%" fo:text-align="left"/>
    </style:style>
    <style:style style:name="P280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281" style:family="paragraph">
      <style:paragraph-properties fo:line-height="100.00%" fo:text-align="justify"/>
    </style:style>
    <style:style style:name="P28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83" style:family="paragraph">
      <style:paragraph-properties fo:line-height="100.00%" fo:text-align="justify"/>
    </style:style>
    <style:style style:name="P284" style:family="paragraph">
      <style:paragraph-properties fo:line-height="100.00%" fo:text-align="left"/>
    </style:style>
    <style:style style:name="P28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8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87" style:family="paragraph">
      <style:paragraph-properties fo:line-height="100.00%" fo:text-align="justify"/>
    </style:style>
    <style:style style:name="P288" style:family="paragraph">
      <style:paragraph-properties fo:line-height="100.00%" fo:text-align="left"/>
    </style:style>
    <style:style style:name="P28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9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91" style:family="paragraph">
      <style:paragraph-properties fo:line-height="100.00%" fo:text-align="justify"/>
    </style:style>
    <style:style style:name="P292" style:family="paragraph">
      <style:paragraph-properties fo:line-height="100.00%" fo:text-align="left"/>
    </style:style>
    <style:style style:name="P29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94" style:family="paragraph">
      <style:paragraph-properties fo:line-height="100.00%" fo:text-align="justify"/>
    </style:style>
    <style:style style:name="P295" style:family="paragraph">
      <style:paragraph-properties fo:line-height="100.00%" fo:text-align="left"/>
    </style:style>
    <style:style style:name="P296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297" style:family="paragraph">
      <style:paragraph-properties fo:line-height="100.00%" fo:text-align="justify"/>
    </style:style>
    <style:style style:name="P298" style:family="paragraph">
      <style:paragraph-properties fo:line-height="100.00%" fo:text-align="left"/>
    </style:style>
    <style:style style:name="P299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00" style:family="paragraph">
      <style:paragraph-properties fo:line-height="100.00%" fo:text-align="justify"/>
    </style:style>
    <style:style style:name="P301" style:family="paragraph">
      <style:paragraph-properties fo:line-height="100.00%" fo:text-align="left"/>
    </style:style>
    <style:style style:name="P302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03" style:family="paragraph">
      <style:paragraph-properties fo:line-height="100.00%" fo:text-align="justify"/>
    </style:style>
    <style:style style:name="P304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05" style:family="paragraph">
      <style:paragraph-properties fo:line-height="100.00%" fo:text-align="left"/>
    </style:style>
    <style:style style:name="P30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07" style:family="paragraph">
      <style:paragraph-properties fo:line-height="100.00%" fo:text-align="justify"/>
    </style:style>
    <style:style style:name="P308" style:family="paragraph">
      <style:paragraph-properties fo:line-height="100.00%" fo:text-align="left"/>
    </style:style>
    <style:style style:name="P30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10" style:family="paragraph">
      <style:paragraph-properties fo:line-height="100.00%" fo:text-align="justify"/>
    </style:style>
    <style:style style:name="P31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12" style:family="paragraph">
      <style:paragraph-properties fo:line-height="100.00%" fo:text-align="justify"/>
    </style:style>
    <style:style style:name="P313" style:family="paragraph">
      <style:paragraph-properties fo:line-height="100.00%" fo:text-align="left"/>
    </style:style>
    <style:style style:name="P31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15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16" style:family="paragraph">
      <style:paragraph-properties fo:line-height="100.00%" fo:text-align="justify"/>
    </style:style>
    <style:style style:name="P317" style:family="paragraph">
      <style:paragraph-properties fo:line-height="100.00%" fo:text-align="left"/>
    </style:style>
    <style:style style:name="P31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19" style:family="paragraph">
      <style:paragraph-properties fo:line-height="100.00%" fo:text-align="justify"/>
    </style:style>
    <style:style style:name="P320" style:family="paragraph">
      <style:paragraph-properties fo:line-height="100.00%" fo:text-align="left"/>
    </style:style>
    <style:style style:name="P32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22" style:family="paragraph">
      <style:paragraph-properties fo:line-height="100.00%" fo:text-align="justify"/>
    </style:style>
    <style:style style:name="P323" style:family="paragraph">
      <style:paragraph-properties fo:line-height="100.00%" fo:text-align="left"/>
    </style:style>
    <style:style style:name="P32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25" style:family="paragraph">
      <style:paragraph-properties fo:line-height="100.00%" fo:text-align="justify"/>
    </style:style>
    <style:style style:name="P326" style:family="paragraph">
      <style:paragraph-properties fo:line-height="100.00%" fo:text-align="left"/>
    </style:style>
    <style:style style:name="P32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28" style:family="paragraph">
      <style:paragraph-properties fo:line-height="100.00%" fo:text-align="justify"/>
    </style:style>
    <style:style style:name="P329" style:family="paragraph">
      <style:paragraph-properties fo:line-height="100.00%" fo:text-align="left"/>
    </style:style>
    <style:style style:name="P33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31" style:family="paragraph">
      <style:paragraph-properties fo:line-height="100.00%" fo:text-align="justify"/>
    </style:style>
    <style:style style:name="P332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33" style:family="paragraph">
      <style:paragraph-properties fo:line-height="100.00%" fo:text-align="left"/>
    </style:style>
    <style:style style:name="P334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3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36" style:family="paragraph">
      <style:paragraph-properties fo:line-height="100.00%" fo:text-align="justify"/>
    </style:style>
    <style:style style:name="P337" style:family="paragraph">
      <style:paragraph-properties fo:line-height="100.00%" fo:text-align="left"/>
    </style:style>
    <style:style style:name="P33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39" style:family="paragraph">
      <style:paragraph-properties fo:line-height="100.00%" fo:text-align="justify"/>
    </style:style>
    <style:style style:name="P34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1" style:family="paragraph">
      <style:paragraph-properties fo:line-height="100.00%" fo:text-align="justify"/>
    </style:style>
    <style:style style:name="P342" style:family="paragraph">
      <style:paragraph-properties fo:line-height="100.00%" fo:text-align="left"/>
    </style:style>
    <style:style style:name="P34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5" style:family="paragraph">
      <style:paragraph-properties fo:line-height="100.00%" fo:text-align="justify"/>
    </style:style>
    <style:style style:name="P346" style:family="paragraph">
      <style:paragraph-properties fo:line-height="100.00%" fo:text-align="left"/>
    </style:style>
    <style:style style:name="P34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49" style:family="paragraph">
      <style:paragraph-properties fo:line-height="100.00%" fo:text-align="justify"/>
    </style:style>
    <style:style style:name="P350" style:family="paragraph">
      <style:paragraph-properties fo:line-height="100.00%" fo:text-align="left"/>
    </style:style>
    <style:style style:name="P35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52" style:family="paragraph">
      <style:paragraph-properties fo:line-height="100.00%" fo:text-align="justify"/>
    </style:style>
    <style:style style:name="P353" style:family="paragraph">
      <style:paragraph-properties fo:line-height="100.00%" fo:text-align="left"/>
    </style:style>
    <style:style style:name="P35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55" style:family="paragraph">
      <style:paragraph-properties fo:line-height="100.00%" fo:text-align="justify"/>
    </style:style>
    <style:style style:name="P356" style:family="paragraph">
      <style:paragraph-properties fo:line-height="100.00%" fo:text-align="left"/>
    </style:style>
    <style:style style:name="P35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58" style:family="paragraph">
      <style:paragraph-properties fo:line-height="100.00%" fo:text-align="justify"/>
    </style:style>
    <style:style style:name="P359" style:family="paragraph">
      <style:paragraph-properties fo:line-height="100.00%" fo:text-align="left"/>
    </style:style>
    <style:style style:name="P36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61" style:family="paragraph">
      <style:paragraph-properties fo:line-height="100.00%" fo:text-align="justify"/>
    </style:style>
    <style:style style:name="P362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63" style:family="paragraph">
      <style:paragraph-properties fo:line-height="100.00%" fo:text-align="left"/>
    </style:style>
    <style:style style:name="P364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6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66" style:family="paragraph">
      <style:paragraph-properties fo:line-height="100.00%" fo:text-align="justify"/>
    </style:style>
    <style:style style:name="P367" style:family="paragraph">
      <style:paragraph-properties fo:line-height="100.00%" fo:text-align="left"/>
    </style:style>
    <style:style style:name="P36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69" style:family="paragraph">
      <style:paragraph-properties fo:line-height="100.00%" fo:text-align="justify"/>
    </style:style>
    <style:style style:name="P370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71" style:family="paragraph">
      <style:paragraph-properties fo:line-height="100.00%" fo:text-align="justify"/>
    </style:style>
    <style:style style:name="P372" style:family="paragraph">
      <style:paragraph-properties fo:line-height="100.00%" fo:text-align="left"/>
    </style:style>
    <style:style style:name="P373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7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75" style:family="paragraph">
      <style:paragraph-properties fo:line-height="100.00%" fo:text-align="justify"/>
    </style:style>
    <style:style style:name="P376" style:family="paragraph">
      <style:paragraph-properties fo:line-height="100.00%" fo:text-align="left"/>
    </style:style>
    <style:style style:name="P37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7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79" style:family="paragraph">
      <style:paragraph-properties fo:line-height="100.00%" fo:text-align="justify"/>
    </style:style>
    <style:style style:name="P380" style:family="paragraph">
      <style:paragraph-properties fo:line-height="100.00%" fo:text-align="left"/>
    </style:style>
    <style:style style:name="P38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82" style:family="paragraph">
      <style:paragraph-properties fo:line-height="100.00%" fo:text-align="justify"/>
    </style:style>
    <style:style style:name="P383" style:family="paragraph">
      <style:paragraph-properties fo:line-height="100.00%" fo:text-align="left"/>
    </style:style>
    <style:style style:name="P384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85" style:family="paragraph">
      <style:paragraph-properties fo:line-height="100.00%" fo:text-align="justify"/>
    </style:style>
    <style:style style:name="P386" style:family="paragraph">
      <style:paragraph-properties fo:line-height="100.00%" fo:text-align="left"/>
    </style:style>
    <style:style style:name="P387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88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89" style:family="paragraph">
      <style:paragraph-properties fo:line-height="100.00%" fo:text-align="justify"/>
    </style:style>
    <style:style style:name="P390" style:family="paragraph">
      <style:paragraph-properties fo:line-height="100.00%" fo:text-align="left"/>
    </style:style>
    <style:style style:name="P391" style:family="paragraph">
      <style:paragraph-properties fo:line-height="100.00%" fo:text-align="left" fo:margin-left="10.60pt" fo:text-indent="-3.50pt">
        <style:tab-stops>
          <style:tab-stop style:position="79.35pt" style:type="center"/>
          <style:tab-stop style:position="3279.05pt" style:type="center"/>
        </style:tab-stops>
      </style:paragraph-properties>
    </style:style>
    <style:style style:name="P392" style:family="paragraph">
      <style:paragraph-properties fo:line-height="100.00%" fo:text-align="justify"/>
    </style:style>
    <style:style style:name="P393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94" style:family="paragraph">
      <style:paragraph-properties fo:line-height="100.00%" fo:text-align="left"/>
    </style:style>
    <style:style style:name="P39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9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397" style:family="paragraph">
      <style:paragraph-properties fo:line-height="100.00%" fo:text-align="justify"/>
    </style:style>
    <style:style style:name="P398" style:family="paragraph">
      <style:paragraph-properties fo:line-height="100.00%" fo:text-align="left"/>
    </style:style>
    <style:style style:name="P399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00" style:family="paragraph">
      <style:paragraph-properties fo:line-height="100.00%" fo:text-align="justify"/>
    </style:style>
    <style:style style:name="P401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02" style:family="paragraph">
      <style:paragraph-properties fo:line-height="100.00%" fo:text-align="justify"/>
    </style:style>
    <style:style style:name="P403" style:family="paragraph">
      <style:paragraph-properties fo:line-height="100.00%" fo:text-align="left"/>
    </style:style>
    <style:style style:name="P404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05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06" style:family="paragraph">
      <style:paragraph-properties fo:line-height="100.00%" fo:text-align="justify"/>
    </style:style>
    <style:style style:name="P407" style:family="paragraph">
      <style:paragraph-properties fo:line-height="100.00%" fo:text-align="left"/>
    </style:style>
    <style:style style:name="P408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09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10" style:family="paragraph">
      <style:paragraph-properties fo:line-height="100.00%" fo:text-align="justify"/>
    </style:style>
    <style:style style:name="P411" style:family="paragraph">
      <style:paragraph-properties fo:line-height="100.00%" fo:text-align="left"/>
    </style:style>
    <style:style style:name="P412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13" style:family="paragraph">
      <style:paragraph-properties fo:line-height="100.00%" fo:text-align="justify"/>
    </style:style>
    <style:style style:name="P414" style:family="paragraph">
      <style:paragraph-properties fo:line-height="100.00%" fo:text-align="left"/>
    </style:style>
    <style:style style:name="P415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16" style:family="paragraph">
      <style:paragraph-properties fo:line-height="100.00%" fo:text-align="justify"/>
    </style:style>
    <style:style style:name="P417" style:family="paragraph">
      <style:paragraph-properties fo:line-height="100.00%" fo:text-align="left"/>
    </style:style>
    <style:style style:name="P418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19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20" style:family="paragraph">
      <style:paragraph-properties fo:line-height="100.00%" fo:text-align="justify"/>
    </style:style>
    <style:style style:name="P421" style:family="paragraph">
      <style:paragraph-properties fo:line-height="100.00%" fo:text-align="left"/>
    </style:style>
    <style:style style:name="P422" style:family="paragraph">
      <style:paragraph-properties fo:line-height="100.00%" fo:text-align="left" fo:margin-left="9.85pt" fo:text-indent="-3.50pt">
        <style:tab-stops>
          <style:tab-stop style:position="80.85pt" style:type="center"/>
          <style:tab-stop style:position="3279.80pt" style:type="center"/>
        </style:tab-stops>
      </style:paragraph-properties>
    </style:style>
    <style:style style:name="P423" style:family="paragraph">
      <style:paragraph-properties fo:line-height="100.00%" fo:text-align="justify"/>
    </style:style>
    <style:style style:name="P424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25" style:family="paragraph">
      <style:paragraph-properties fo:line-height="100.00%" fo:text-align="left"/>
    </style:style>
    <style:style style:name="P426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2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28" style:family="paragraph">
      <style:paragraph-properties fo:line-height="100.00%" fo:text-align="justify"/>
    </style:style>
    <style:style style:name="P429" style:family="paragraph">
      <style:paragraph-properties fo:line-height="100.00%" fo:text-align="left"/>
    </style:style>
    <style:style style:name="P430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31" style:family="paragraph">
      <style:paragraph-properties fo:line-height="100.00%" fo:text-align="justify"/>
    </style:style>
    <style:style style:name="P432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33" style:family="paragraph">
      <style:paragraph-properties fo:line-height="100.00%" fo:text-align="justify"/>
    </style:style>
    <style:style style:name="P434" style:family="paragraph">
      <style:paragraph-properties fo:line-height="100.00%" fo:text-align="left"/>
    </style:style>
    <style:style style:name="P435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3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37" style:family="paragraph">
      <style:paragraph-properties fo:line-height="100.00%" fo:text-align="justify"/>
    </style:style>
    <style:style style:name="P438" style:family="paragraph">
      <style:paragraph-properties fo:line-height="100.00%" fo:text-align="left"/>
    </style:style>
    <style:style style:name="P439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4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41" style:family="paragraph">
      <style:paragraph-properties fo:line-height="100.00%" fo:text-align="justify"/>
    </style:style>
    <style:style style:name="P442" style:family="paragraph">
      <style:paragraph-properties fo:line-height="100.00%" fo:text-align="left"/>
    </style:style>
    <style:style style:name="P44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44" style:family="paragraph">
      <style:paragraph-properties fo:line-height="100.00%" fo:text-align="justify"/>
    </style:style>
    <style:style style:name="P445" style:family="paragraph">
      <style:paragraph-properties fo:line-height="100.00%" fo:text-align="left"/>
    </style:style>
    <style:style style:name="P44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47" style:family="paragraph">
      <style:paragraph-properties fo:line-height="100.00%" fo:text-align="justify"/>
    </style:style>
    <style:style style:name="P448" style:family="paragraph">
      <style:paragraph-properties fo:line-height="100.00%" fo:text-align="left"/>
    </style:style>
    <style:style style:name="P449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5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51" style:family="paragraph">
      <style:paragraph-properties fo:line-height="100.00%" fo:text-align="justify"/>
    </style:style>
    <style:style style:name="P452" style:family="paragraph">
      <style:paragraph-properties fo:line-height="100.00%" fo:text-align="left"/>
    </style:style>
    <style:style style:name="P45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54" style:family="paragraph">
      <style:paragraph-properties fo:line-height="100.00%" fo:text-align="justify"/>
    </style:style>
    <style:style style:name="P455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56" style:family="paragraph">
      <style:paragraph-properties fo:line-height="100.00%" fo:text-align="left"/>
    </style:style>
    <style:style style:name="P457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58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59" style:family="paragraph">
      <style:paragraph-properties fo:line-height="100.00%" fo:text-align="justify"/>
    </style:style>
    <style:style style:name="P460" style:family="paragraph">
      <style:paragraph-properties fo:line-height="100.00%" fo:text-align="left"/>
    </style:style>
    <style:style style:name="P461" style:family="paragraph">
      <style:paragraph-properties fo:line-height="100.00%" fo:text-align="left" fo:margin-left="10.60pt" fo:text-indent="-3.50pt">
        <style:tab-stops>
          <style:tab-stop style:position="424.20pt"/>
        </style:tab-stops>
      </style:paragraph-properties>
    </style:style>
    <style:style style:name="P462" style:family="paragraph">
      <style:paragraph-properties fo:line-height="100.00%" fo:text-align="justify"/>
    </style:style>
    <style:style style:name="P46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64" style:family="paragraph">
      <style:paragraph-properties fo:line-height="100.00%" fo:text-align="justify"/>
    </style:style>
    <style:style style:name="P465" style:family="paragraph">
      <style:paragraph-properties fo:line-height="100.00%" fo:text-align="left"/>
    </style:style>
    <style:style style:name="P46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6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68" style:family="paragraph">
      <style:paragraph-properties fo:line-height="100.00%" fo:text-align="justify"/>
    </style:style>
    <style:style style:name="P469" style:family="paragraph">
      <style:paragraph-properties fo:line-height="100.00%" fo:text-align="left"/>
    </style:style>
    <style:style style:name="P47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7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72" style:family="paragraph">
      <style:paragraph-properties fo:line-height="100.00%" fo:text-align="justify"/>
    </style:style>
    <style:style style:name="P473" style:family="paragraph">
      <style:paragraph-properties fo:line-height="100.00%" fo:text-align="left"/>
    </style:style>
    <style:style style:name="P47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75" style:family="paragraph">
      <style:paragraph-properties fo:line-height="100.00%" fo:text-align="justify"/>
    </style:style>
    <style:style style:name="P47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77" style:family="paragraph">
      <style:paragraph-properties fo:line-height="100.00%" fo:text-align="justify"/>
    </style:style>
    <style:style style:name="P478" style:family="paragraph">
      <style:paragraph-properties fo:line-height="100.00%" fo:text-align="left"/>
    </style:style>
    <style:style style:name="P479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1" style:family="paragraph">
      <style:paragraph-properties fo:line-height="100.00%" fo:text-align="justify"/>
    </style:style>
    <style:style style:name="P482" style:family="paragraph">
      <style:paragraph-properties fo:line-height="100.00%" fo:text-align="left"/>
    </style:style>
    <style:style style:name="P48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4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5" style:family="paragraph">
      <style:paragraph-properties fo:line-height="100.00%" fo:text-align="justify"/>
    </style:style>
    <style:style style:name="P486" style:family="paragraph">
      <style:paragraph-properties fo:line-height="100.00%" fo:text-align="left"/>
    </style:style>
    <style:style style:name="P48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88" style:family="paragraph">
      <style:paragraph-properties fo:line-height="100.00%" fo:text-align="justify"/>
    </style:style>
    <style:style style:name="P489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0" style:family="paragraph">
      <style:paragraph-properties fo:line-height="100.00%" fo:text-align="justify"/>
    </style:style>
    <style:style style:name="P491" style:family="paragraph">
      <style:paragraph-properties fo:line-height="100.00%" fo:text-align="left"/>
    </style:style>
    <style:style style:name="P492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4" style:family="paragraph">
      <style:paragraph-properties fo:line-height="100.00%" fo:text-align="justify"/>
    </style:style>
    <style:style style:name="P495" style:family="paragraph">
      <style:paragraph-properties fo:line-height="100.00%" fo:text-align="left"/>
    </style:style>
    <style:style style:name="P49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7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498" style:family="paragraph">
      <style:paragraph-properties fo:line-height="100.00%" fo:text-align="justify"/>
    </style:style>
    <style:style style:name="P499" style:family="paragraph">
      <style:paragraph-properties fo:line-height="100.00%" fo:text-align="left"/>
    </style:style>
    <style:style style:name="P50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01" style:family="paragraph">
      <style:paragraph-properties fo:line-height="100.00%" fo:text-align="justify"/>
    </style:style>
    <style:style style:name="P502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03" style:family="paragraph">
      <style:paragraph-properties fo:line-height="100.00%" fo:text-align="justify"/>
    </style:style>
    <style:style style:name="P504" style:family="paragraph">
      <style:paragraph-properties fo:line-height="100.00%" fo:text-align="left"/>
    </style:style>
    <style:style style:name="P505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0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07" style:family="paragraph">
      <style:paragraph-properties fo:line-height="100.00%" fo:text-align="justify"/>
    </style:style>
    <style:style style:name="P508" style:family="paragraph">
      <style:paragraph-properties fo:line-height="100.00%" fo:text-align="left"/>
    </style:style>
    <style:style style:name="P509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10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11" style:family="paragraph">
      <style:paragraph-properties fo:line-height="100.00%" fo:text-align="justify"/>
    </style:style>
    <style:style style:name="P512" style:family="paragraph">
      <style:paragraph-properties fo:line-height="100.00%" fo:text-align="left"/>
    </style:style>
    <style:style style:name="P51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14" style:family="paragraph">
      <style:paragraph-properties fo:line-height="100.00%" fo:text-align="justify"/>
    </style:style>
    <style:style style:name="P515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16" style:family="paragraph">
      <style:paragraph-properties fo:line-height="100.00%" fo:text-align="justify"/>
    </style:style>
    <style:style style:name="P517" style:family="paragraph">
      <style:paragraph-properties fo:line-height="100.00%" fo:text-align="left"/>
    </style:style>
    <style:style style:name="P518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19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0" style:family="paragraph">
      <style:paragraph-properties fo:line-height="100.00%" fo:text-align="justify"/>
    </style:style>
    <style:style style:name="P521" style:family="paragraph">
      <style:paragraph-properties fo:line-height="100.00%" fo:text-align="left"/>
    </style:style>
    <style:style style:name="P522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3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4" style:family="paragraph">
      <style:paragraph-properties fo:line-height="100.00%" fo:text-align="justify"/>
    </style:style>
    <style:style style:name="P525" style:family="paragraph">
      <style:paragraph-properties fo:line-height="100.00%" fo:text-align="left"/>
    </style:style>
    <style:style style:name="P52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7" style:family="paragraph">
      <style:paragraph-properties fo:line-height="100.00%" fo:text-align="justify"/>
    </style:style>
    <style:style style:name="P528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29" style:family="paragraph">
      <style:paragraph-properties fo:line-height="100.00%" fo:text-align="justify"/>
    </style:style>
    <style:style style:name="P530" style:family="paragraph">
      <style:paragraph-properties fo:line-height="100.00%" fo:text-align="left"/>
    </style:style>
    <style:style style:name="P531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2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3" style:family="paragraph">
      <style:paragraph-properties fo:line-height="100.00%" fo:text-align="justify"/>
    </style:style>
    <style:style style:name="P534" style:family="paragraph">
      <style:paragraph-properties fo:line-height="100.00%" fo:text-align="left"/>
    </style:style>
    <style:style style:name="P535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6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37" style:family="paragraph">
      <style:paragraph-properties fo:line-height="100.00%" fo:text-align="justify"/>
    </style:style>
    <style:style style:name="P538" style:family="paragraph">
      <style:paragraph-properties fo:line-height="100.00%" fo:text-align="left"/>
    </style:style>
    <style:style style:name="P539" style:family="paragraph">
      <style:paragraph-properties fo:line-height="100.00%" fo:text-align="left" fo:margin-left="9.10pt" fo:text-indent="-3.50pt">
        <style:tab-stops>
          <style:tab-stop style:position="82.35pt" style:type="center"/>
          <style:tab-stop style:position="3280.55pt" style:type="center"/>
        </style:tab-stops>
      </style:paragraph-properties>
    </style:style>
    <style:style style:name="P540" style:family="paragraph">
      <style:paragraph-properties fo:line-height="100.00%" fo:text-align="justify"/>
    </style:style>
    <style:style style:name="TableColumn0100" style:family="table-column">
      <style:table-column-properties style:column-width="4.834722in"/>
    </style:style>
    <style:style style:name="TableColumn0101" style:family="table-column">
      <style:table-column-properties style:column-width="1.377778in"/>
    </style:style>
    <style:style style:name="Table01" style:family="table">
      <style:table-properties style:width="6.212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200" style:family="table-column">
      <style:table-column-properties style:column-width="1.077083in"/>
    </style:style>
    <style:style style:name="TableColumn0201" style:family="table-column">
      <style:table-column-properties style:column-width="5.135417in"/>
    </style:style>
    <style:style style:name="Table02" style:family="table">
      <style:table-properties style:width="6.2125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0300" style:family="table-column">
      <style:table-column-properties style:column-width="1.026389in"/>
    </style:style>
    <style:style style:name="TableColumn0301" style:family="table-column">
      <style:table-column-properties style:column-width="5.012500in"/>
    </style:style>
    <style:style style:name="Table03" style:family="table">
      <style:table-properties style:width="6.03888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400" style:family="table-column">
      <style:table-column-properties style:column-width="1.026389in"/>
    </style:style>
    <style:style style:name="TableColumn0401" style:family="table-column">
      <style:table-column-properties style:column-width="5.012500in"/>
    </style:style>
    <style:style style:name="Table04" style:family="table">
      <style:table-properties style:width="6.03888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500" style:family="table-column">
      <style:table-column-properties style:column-width="1.026389in"/>
    </style:style>
    <style:style style:name="TableColumn0501" style:family="table-column">
      <style:table-column-properties style:column-width="5.012500in"/>
    </style:style>
    <style:style style:name="Table05" style:family="table">
      <style:table-properties style:width="6.03888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600" style:family="table-column">
      <style:table-column-properties style:column-width="1.026389in"/>
    </style:style>
    <style:style style:name="TableColumn0601" style:family="table-column">
      <style:table-column-properties style:column-width="5.012500in"/>
    </style:style>
    <style:style style:name="Table06" style:family="table">
      <style:table-properties style:width="6.03888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700" style:family="table-column">
      <style:table-column-properties style:column-width="1.249306in"/>
    </style:style>
    <style:style style:name="TableColumn0701" style:family="table-column">
      <style:table-column-properties style:column-width="4.789583in"/>
    </style:style>
    <style:style style:name="Table07" style:family="table">
      <style:table-properties style:width="6.038889in" fo:margin-left="0.000000in" style:writing-mode="lr" table:align="left" style:may-break-between-rows="true"/>
    </style:style>
    <style:style style:name="TableRow0700" style:family="table-row">
      <style:table-row-properties style:min-row-height="0.177083in"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7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0800" style:family="table-column">
      <style:table-column-properties style:column-width="6.038889in"/>
    </style:style>
    <style:style style:name="Table08" style:family="table">
      <style:table-properties style:width="6.038889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900" style:family="table-column">
      <style:table-column-properties style:column-width="1.249306in"/>
    </style:style>
    <style:style style:name="TableColumn0901" style:family="table-column">
      <style:table-column-properties style:column-width="4.789583in"/>
    </style:style>
    <style:style style:name="Table09" style:family="table">
      <style:table-properties style:width="6.038889in" fo:margin-left="0.000000in" style:writing-mode="lr" table:align="left" style:may-break-between-rows="true"/>
    </style:style>
    <style:style style:name="TableRow0900" style:family="table-row">
      <style:table-row-properties style:min-row-height="0.177083in"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0905" style:family="table-row">
      <style:table-row-properties/>
    </style:style>
    <style:style style:name="TableCell09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09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000" style:family="table-column">
      <style:table-column-properties style:column-width="6.038889in"/>
    </style:style>
    <style:style style:name="Table10" style:family="table">
      <style:table-properties style:width="6.038889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100" style:family="table-column">
      <style:table-column-properties style:column-width="1.249306in"/>
    </style:style>
    <style:style style:name="TableColumn1101" style:family="table-column">
      <style:table-column-properties style:column-width="4.789583in"/>
    </style:style>
    <style:style style:name="Table11" style:family="table">
      <style:table-properties style:width="6.038889in" fo:margin-left="0.000000in" style:writing-mode="lr" table:align="left" style:may-break-between-rows="true"/>
    </style:style>
    <style:style style:name="TableRow1100" style:family="table-row">
      <style:table-row-properties style:min-row-height="0.177083in"/>
    </style:style>
    <style:style style:name="TableCell1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4" style:family="table-row">
      <style:table-row-properties/>
    </style:style>
    <style:style style:name="TableCell1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105" style:family="table-row">
      <style:table-row-properties/>
    </style:style>
    <style:style style:name="TableCell1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200" style:family="table-column">
      <style:table-column-properties style:column-width="6.038889in"/>
    </style:style>
    <style:style style:name="Table12" style:family="table">
      <style:table-properties style:width="6.038889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300" style:family="table-column">
      <style:table-column-properties style:column-width="1.249306in"/>
    </style:style>
    <style:style style:name="TableColumn1301" style:family="table-column">
      <style:table-column-properties style:column-width="4.789583in"/>
    </style:style>
    <style:style style:name="Table13" style:family="table">
      <style:table-properties style:width="6.038889in" fo:margin-left="0.000000in" style:writing-mode="lr" table:align="left" style:may-break-between-rows="true"/>
    </style:style>
    <style:style style:name="TableRow1300" style:family="table-row">
      <style:table-row-properties style:min-row-height="0.177083in"/>
    </style:style>
    <style:style style:name="TableCell1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1" style:family="table-row">
      <style:table-row-properties/>
    </style:style>
    <style:style style:name="TableCell1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2" style:family="table-row">
      <style:table-row-properties style:min-row-height="0.166667in"/>
    </style:style>
    <style:style style:name="TableCell1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3" style:family="table-row">
      <style:table-row-properties style:min-row-height="0.138889in"/>
    </style:style>
    <style:style style:name="TableCell13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4" style:family="table-row">
      <style:table-row-properties style:min-row-height="0.343750in"/>
    </style:style>
    <style:style style:name="TableCell13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305" style:family="table-row">
      <style:table-row-properties/>
    </style:style>
    <style:style style:name="TableCell13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3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400" style:family="table-column">
      <style:table-column-properties style:column-width="6.038889in"/>
    </style:style>
    <style:style style:name="Table14" style:family="table">
      <style:table-properties style:width="6.038889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401" style:family="table-row">
      <style:table-row-properties/>
    </style:style>
    <style:style style:name="TableCell1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500" style:family="table-column">
      <style:table-column-properties style:column-width="1.249306in"/>
    </style:style>
    <style:style style:name="TableColumn1501" style:family="table-column">
      <style:table-column-properties style:column-width="4.789583in"/>
    </style:style>
    <style:style style:name="Table15" style:family="table">
      <style:table-properties style:width="6.038889in" fo:margin-left="0.000000in" style:writing-mode="lr" table:align="left" style:may-break-between-rows="true"/>
    </style:style>
    <style:style style:name="TableRow1500" style:family="table-row">
      <style:table-row-properties style:min-row-height="0.177083in"/>
    </style:style>
    <style:style style:name="TableCell1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1" style:family="table-row">
      <style:table-row-properties style:min-row-height="0.145833in"/>
    </style:style>
    <style:style style:name="TableCell1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2" style:family="table-row">
      <style:table-row-properties style:min-row-height="0.156250in"/>
    </style:style>
    <style:style style:name="TableCell1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3" style:family="table-row">
      <style:table-row-properties style:min-row-height="0.145833in"/>
    </style:style>
    <style:style style:name="TableCell15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4" style:family="table-row">
      <style:table-row-properties/>
    </style:style>
    <style:style style:name="TableCell15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505" style:family="table-row">
      <style:table-row-properties/>
    </style:style>
    <style:style style:name="TableCell15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5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600" style:family="table-column">
      <style:table-column-properties style:column-width="6.038889in"/>
    </style:style>
    <style:style style:name="Table16" style:family="table">
      <style:table-properties style:width="6.038889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601" style:family="table-row">
      <style:table-row-properties/>
    </style:style>
    <style:style style:name="TableCell1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700" style:family="table-column">
      <style:table-column-properties style:column-width="1.249306in"/>
    </style:style>
    <style:style style:name="TableColumn1701" style:family="table-column">
      <style:table-column-properties style:column-width="4.789583in"/>
    </style:style>
    <style:style style:name="Table17" style:family="table">
      <style:table-properties style:width="6.038889in" fo:margin-left="0.000000in" style:writing-mode="lr" table:align="left" style:may-break-between-rows="true"/>
    </style:style>
    <style:style style:name="TableRow1700" style:family="table-row">
      <style:table-row-properties style:min-row-height="0.177083in"/>
    </style:style>
    <style:style style:name="TableCell17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1" style:family="table-row">
      <style:table-row-properties/>
    </style:style>
    <style:style style:name="TableCell17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2" style:family="table-row">
      <style:table-row-properties/>
    </style:style>
    <style:style style:name="TableCell17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3" style:family="table-row">
      <style:table-row-properties/>
    </style:style>
    <style:style style:name="TableCell17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4" style:family="table-row">
      <style:table-row-properties/>
    </style:style>
    <style:style style:name="TableCell17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705" style:family="table-row">
      <style:table-row-properties/>
    </style:style>
    <style:style style:name="TableCell17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7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1800" style:family="table-column">
      <style:table-column-properties style:column-width="6.038889in"/>
    </style:style>
    <style:style style:name="Table18" style:family="table">
      <style:table-properties style:width="6.038889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801" style:family="table-row">
      <style:table-row-properties/>
    </style:style>
    <style:style style:name="TableCell18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900" style:family="table-column">
      <style:table-column-properties style:column-width="1.249306in"/>
    </style:style>
    <style:style style:name="TableColumn1901" style:family="table-column">
      <style:table-column-properties style:column-width="4.789583in"/>
    </style:style>
    <style:style style:name="Table19" style:family="table">
      <style:table-properties style:width="6.038889in" fo:margin-left="0.000000in" style:writing-mode="lr" table:align="left" style:may-break-between-rows="true"/>
    </style:style>
    <style:style style:name="TableRow1900" style:family="table-row">
      <style:table-row-properties style:min-row-height="0.177083in"/>
    </style:style>
    <style:style style:name="TableCell19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1" style:family="table-row">
      <style:table-row-properties style:min-row-height="0.145833in"/>
    </style:style>
    <style:style style:name="TableCell19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2" style:family="table-row">
      <style:table-row-properties/>
    </style:style>
    <style:style style:name="TableCell19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3" style:family="table-row">
      <style:table-row-properties/>
    </style:style>
    <style:style style:name="TableCell19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4" style:family="table-row">
      <style:table-row-properties/>
    </style:style>
    <style:style style:name="TableCell19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1905" style:family="table-row">
      <style:table-row-properties/>
    </style:style>
    <style:style style:name="TableCell19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19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000" style:family="table-column">
      <style:table-column-properties style:column-width="6.038889in"/>
    </style:style>
    <style:style style:name="Table20" style:family="table">
      <style:table-properties style:width="6.038889in" fo:margin-left="0.000000in" style:writing-mode="lr" table:align="left" style:may-break-between-rows="true"/>
    </style:style>
    <style:style style:name="TableRow2000" style:family="table-row">
      <style:table-row-properties/>
    </style:style>
    <style:style style:name="TableCell20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001" style:family="table-row">
      <style:table-row-properties/>
    </style:style>
    <style:style style:name="TableCell20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100" style:family="table-column">
      <style:table-column-properties style:column-width="1.249306in"/>
    </style:style>
    <style:style style:name="TableColumn2101" style:family="table-column">
      <style:table-column-properties style:column-width="4.789583in"/>
    </style:style>
    <style:style style:name="Table21" style:family="table">
      <style:table-properties style:width="6.038889in" fo:margin-left="0.000000in" style:writing-mode="lr" table:align="left" style:may-break-between-rows="true"/>
    </style:style>
    <style:style style:name="TableRow2100" style:family="table-row">
      <style:table-row-properties style:min-row-height="0.177083in"/>
    </style:style>
    <style:style style:name="TableCell2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1" style:family="table-row">
      <style:table-row-properties/>
    </style:style>
    <style:style style:name="TableCell2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2" style:family="table-row">
      <style:table-row-properties/>
    </style:style>
    <style:style style:name="TableCell2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3" style:family="table-row">
      <style:table-row-properties/>
    </style:style>
    <style:style style:name="TableCell2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4" style:family="table-row">
      <style:table-row-properties/>
    </style:style>
    <style:style style:name="TableCell2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105" style:family="table-row">
      <style:table-row-properties/>
    </style:style>
    <style:style style:name="TableCell2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200" style:family="table-column">
      <style:table-column-properties style:column-width="6.038889in"/>
    </style:style>
    <style:style style:name="Table22" style:family="table">
      <style:table-properties style:width="6.038889in" fo:margin-left="0.000000in" style:writing-mode="lr" table:align="left" style:may-break-between-rows="true"/>
    </style:style>
    <style:style style:name="TableRow2200" style:family="table-row">
      <style:table-row-properties/>
    </style:style>
    <style:style style:name="TableCell2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201" style:family="table-row">
      <style:table-row-properties style:min-row-height="0.138889in"/>
    </style:style>
    <style:style style:name="TableCell2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300" style:family="table-column">
      <style:table-column-properties style:column-width="1.249306in"/>
    </style:style>
    <style:style style:name="TableColumn2301" style:family="table-column">
      <style:table-column-properties style:column-width="4.789583in"/>
    </style:style>
    <style:style style:name="Table23" style:family="table">
      <style:table-properties style:width="6.038889in" fo:margin-left="0.000000in" style:writing-mode="lr" table:align="left" style:may-break-between-rows="true"/>
    </style:style>
    <style:style style:name="TableRow2300" style:family="table-row">
      <style:table-row-properties style:min-row-height="0.177083in"/>
    </style:style>
    <style:style style:name="TableCell2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1" style:family="table-row">
      <style:table-row-properties style:min-row-height="0.166667in"/>
    </style:style>
    <style:style style:name="TableCell2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2" style:family="table-row">
      <style:table-row-properties/>
    </style:style>
    <style:style style:name="TableCell2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3" style:family="table-row">
      <style:table-row-properties/>
    </style:style>
    <style:style style:name="TableCell23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4" style:family="table-row">
      <style:table-row-properties/>
    </style:style>
    <style:style style:name="TableCell23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305" style:family="table-row">
      <style:table-row-properties/>
    </style:style>
    <style:style style:name="TableCell23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3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400" style:family="table-column">
      <style:table-column-properties style:column-width="6.038889in"/>
    </style:style>
    <style:style style:name="Table24" style:family="table">
      <style:table-properties style:width="6.038889in" fo:margin-left="0.000000in" style:writing-mode="lr" table:align="left" style:may-break-between-rows="true"/>
    </style:style>
    <style:style style:name="TableRow2400" style:family="table-row">
      <style:table-row-properties/>
    </style:style>
    <style:style style:name="TableCell2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401" style:family="table-row">
      <style:table-row-properties style:min-row-height="0.138889in"/>
    </style:style>
    <style:style style:name="TableCell2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500" style:family="table-column">
      <style:table-column-properties style:column-width="1.249306in"/>
    </style:style>
    <style:style style:name="TableColumn2501" style:family="table-column">
      <style:table-column-properties style:column-width="4.789583in"/>
    </style:style>
    <style:style style:name="Table25" style:family="table">
      <style:table-properties style:width="6.038889in" fo:margin-left="0.000000in" style:writing-mode="lr" table:align="left" style:may-break-between-rows="true"/>
    </style:style>
    <style:style style:name="TableRow2500" style:family="table-row">
      <style:table-row-properties style:min-row-height="0.177083in"/>
    </style:style>
    <style:style style:name="TableCell2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1" style:family="table-row">
      <style:table-row-properties style:min-row-height="0.166667in"/>
    </style:style>
    <style:style style:name="TableCell2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2" style:family="table-row">
      <style:table-row-properties/>
    </style:style>
    <style:style style:name="TableCell2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3" style:family="table-row">
      <style:table-row-properties/>
    </style:style>
    <style:style style:name="TableCell25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4" style:family="table-row">
      <style:table-row-properties/>
    </style:style>
    <style:style style:name="TableCell25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505" style:family="table-row">
      <style:table-row-properties style:min-row-height="0.312500in"/>
    </style:style>
    <style:style style:name="TableCell25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5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600" style:family="table-column">
      <style:table-column-properties style:column-width="6.038889in"/>
    </style:style>
    <style:style style:name="Table26" style:family="table">
      <style:table-properties style:width="6.038889in" fo:margin-left="0.000000in" style:writing-mode="lr" table:align="left" style:may-break-between-rows="true"/>
    </style:style>
    <style:style style:name="TableRow2600" style:family="table-row">
      <style:table-row-properties/>
    </style:style>
    <style:style style:name="TableCell2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601" style:family="table-row">
      <style:table-row-properties style:min-row-height="0.138889in"/>
    </style:style>
    <style:style style:name="TableCell2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700" style:family="table-column">
      <style:table-column-properties style:column-width="1.259722in"/>
    </style:style>
    <style:style style:name="TableColumn2701" style:family="table-column">
      <style:table-column-properties style:column-width="4.789583in"/>
    </style:style>
    <style:style style:name="Table27" style:family="table">
      <style:table-properties style:width="6.049306in" fo:margin-left="0.000000in" style:writing-mode="lr" table:align="left" style:may-break-between-rows="true"/>
    </style:style>
    <style:style style:name="TableRow2700" style:family="table-row">
      <style:table-row-properties style:min-row-height="0.177083in"/>
    </style:style>
    <style:style style:name="TableCell27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1" style:family="table-row">
      <style:table-row-properties style:min-row-height="0.166667in"/>
    </style:style>
    <style:style style:name="TableCell27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2" style:family="table-row">
      <style:table-row-properties/>
    </style:style>
    <style:style style:name="TableCell27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3" style:family="table-row">
      <style:table-row-properties/>
    </style:style>
    <style:style style:name="TableCell27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4" style:family="table-row">
      <style:table-row-properties/>
    </style:style>
    <style:style style:name="TableCell27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705" style:family="table-row">
      <style:table-row-properties style:min-row-height="0.312500in"/>
    </style:style>
    <style:style style:name="TableCell27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7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2800" style:family="table-column">
      <style:table-column-properties style:column-width="6.038889in"/>
    </style:style>
    <style:style style:name="Table28" style:family="table">
      <style:table-properties style:width="6.038889in" fo:margin-left="0.000000in" style:writing-mode="lr" table:align="left" style:may-break-between-rows="true"/>
    </style:style>
    <style:style style:name="TableRow2800" style:family="table-row">
      <style:table-row-properties/>
    </style:style>
    <style:style style:name="TableCell28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801" style:family="table-row">
      <style:table-row-properties style:min-row-height="0.138889in"/>
    </style:style>
    <style:style style:name="TableCell28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900" style:family="table-column">
      <style:table-column-properties style:column-width="1.270139in"/>
    </style:style>
    <style:style style:name="TableColumn2901" style:family="table-column">
      <style:table-column-properties style:column-width="4.789583in"/>
    </style:style>
    <style:style style:name="Table29" style:family="table">
      <style:table-properties style:width="6.059722in" fo:margin-left="0.000000in" style:writing-mode="lr" table:align="left" style:may-break-between-rows="true"/>
    </style:style>
    <style:style style:name="TableRow2900" style:family="table-row">
      <style:table-row-properties style:min-row-height="0.177083in"/>
    </style:style>
    <style:style style:name="TableCell29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1" style:family="table-row">
      <style:table-row-properties style:min-row-height="0.166667in"/>
    </style:style>
    <style:style style:name="TableCell29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2" style:family="table-row">
      <style:table-row-properties/>
    </style:style>
    <style:style style:name="TableCell29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3" style:family="table-row">
      <style:table-row-properties/>
    </style:style>
    <style:style style:name="TableCell29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4" style:family="table-row">
      <style:table-row-properties/>
    </style:style>
    <style:style style:name="TableCell29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2905" style:family="table-row">
      <style:table-row-properties style:min-row-height="0.312500in"/>
    </style:style>
    <style:style style:name="TableCell29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29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000" style:family="table-column">
      <style:table-column-properties style:column-width="6.038889in"/>
    </style:style>
    <style:style style:name="Table30" style:family="table">
      <style:table-properties style:width="6.038889in" fo:margin-left="0.000000in" style:writing-mode="lr" table:align="left" style:may-break-between-rows="true"/>
    </style:style>
    <style:style style:name="TableRow3000" style:family="table-row">
      <style:table-row-properties/>
    </style:style>
    <style:style style:name="TableCell30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001" style:family="table-row">
      <style:table-row-properties style:min-row-height="0.479167in"/>
    </style:style>
    <style:style style:name="TableCell30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3100" style:family="table-column">
      <style:table-column-properties style:column-width="1.270139in"/>
    </style:style>
    <style:style style:name="TableColumn3101" style:family="table-column">
      <style:table-column-properties style:column-width="4.789583in"/>
    </style:style>
    <style:style style:name="Table31" style:family="table">
      <style:table-properties style:width="6.059722in" fo:margin-left="0.000000in" style:writing-mode="lr" table:align="left" style:may-break-between-rows="true"/>
    </style:style>
    <style:style style:name="TableRow3100" style:family="table-row">
      <style:table-row-properties style:min-row-height="0.156250in"/>
    </style:style>
    <style:style style:name="TableCell3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101" style:family="table-row">
      <style:table-row-properties style:min-row-height="0.166667in"/>
    </style:style>
    <style:style style:name="TableCell3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102" style:family="table-row">
      <style:table-row-properties/>
    </style:style>
    <style:style style:name="TableCell3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200" style:family="table-column">
      <style:table-column-properties style:column-width="1.270139in"/>
    </style:style>
    <style:style style:name="TableColumn3201" style:family="table-column">
      <style:table-column-properties style:column-width="4.789583in"/>
    </style:style>
    <style:style style:name="Table32" style:family="table">
      <style:table-properties style:width="6.059722in" fo:margin-left="0.000000in" style:writing-mode="lr" table:align="left" style:may-break-between-rows="true"/>
    </style:style>
    <style:style style:name="TableRow3200" style:family="table-row">
      <style:table-row-properties style:min-row-height="0.156250in"/>
    </style:style>
    <style:style style:name="TableCell3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201" style:family="table-row">
      <style:table-row-properties style:min-row-height="0.166667in"/>
    </style:style>
    <style:style style:name="TableCell3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2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202" style:family="table-row">
      <style:table-row-properties/>
    </style:style>
    <style:style style:name="TableCell32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2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300" style:family="table-column">
      <style:table-column-properties style:column-width="1.270139in"/>
    </style:style>
    <style:style style:name="TableColumn3301" style:family="table-column">
      <style:table-column-properties style:column-width="4.789583in"/>
    </style:style>
    <style:style style:name="Table33" style:family="table">
      <style:table-properties style:width="6.059722in" fo:margin-left="0.000000in" style:writing-mode="lr" table:align="left" style:may-break-between-rows="true"/>
    </style:style>
    <style:style style:name="TableRow3300" style:family="table-row">
      <style:table-row-properties style:min-row-height="0.156250in"/>
    </style:style>
    <style:style style:name="TableCell3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301" style:family="table-row">
      <style:table-row-properties style:min-row-height="0.166667in"/>
    </style:style>
    <style:style style:name="TableCell3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302" style:family="table-row">
      <style:table-row-properties/>
    </style:style>
    <style:style style:name="TableCell3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400" style:family="table-column">
      <style:table-column-properties style:column-width="1.270139in"/>
    </style:style>
    <style:style style:name="TableColumn3401" style:family="table-column">
      <style:table-column-properties style:column-width="4.789583in"/>
    </style:style>
    <style:style style:name="Table34" style:family="table">
      <style:table-properties style:width="6.059722in" fo:margin-left="0.000000in" style:writing-mode="lr" table:align="left" style:may-break-between-rows="true"/>
    </style:style>
    <style:style style:name="TableRow3400" style:family="table-row">
      <style:table-row-properties style:min-row-height="0.156250in"/>
    </style:style>
    <style:style style:name="TableCell3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4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401" style:family="table-row">
      <style:table-row-properties style:min-row-height="0.166667in"/>
    </style:style>
    <style:style style:name="TableCell3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4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402" style:family="table-row">
      <style:table-row-properties/>
    </style:style>
    <style:style style:name="TableCell34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4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500" style:family="table-column">
      <style:table-column-properties style:column-width="1.270139in"/>
    </style:style>
    <style:style style:name="TableColumn3501" style:family="table-column">
      <style:table-column-properties style:column-width="4.789583in"/>
    </style:style>
    <style:style style:name="Table35" style:family="table">
      <style:table-properties style:width="6.059722in" fo:margin-left="0.000000in" style:writing-mode="lr" table:align="left" style:may-break-between-rows="true"/>
    </style:style>
    <style:style style:name="TableRow3500" style:family="table-row">
      <style:table-row-properties style:min-row-height="0.156250in"/>
    </style:style>
    <style:style style:name="TableCell3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501" style:family="table-row">
      <style:table-row-properties style:min-row-height="0.166667in"/>
    </style:style>
    <style:style style:name="TableCell3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502" style:family="table-row">
      <style:table-row-properties/>
    </style:style>
    <style:style style:name="TableCell3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olumn3600" style:family="table-column">
      <style:table-column-properties style:column-width="1.270139in"/>
    </style:style>
    <style:style style:name="TableColumn3601" style:family="table-column">
      <style:table-column-properties style:column-width="4.789583in"/>
    </style:style>
    <style:style style:name="Table36" style:family="table">
      <style:table-properties style:width="6.059722in" fo:margin-left="0.000000in" style:writing-mode="lr" table:align="left" style:may-break-between-rows="true"/>
    </style:style>
    <style:style style:name="TableRow3600" style:family="table-row">
      <style:table-row-properties style:min-row-height="0.156250in"/>
    </style:style>
    <style:style style:name="TableCell3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6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601" style:family="table-row">
      <style:table-row-properties style:min-row-height="0.166667in"/>
    </style:style>
    <style:style style:name="TableCell3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6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Row3602" style:family="table-row">
      <style:table-row-properties/>
    </style:style>
    <style:style style:name="TableCell36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  <style:style style:name="TableCell36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center" fo:background-color="#ffffff"/>
    </style:style>
  </office:automatic-styles>
  <office:body>
    <office:text>
      <text:p text:style-name="P1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2">Programación 4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4">Informe del </text:span></text:p>
      <text:p text:style-name="P5"><text:span text:style-name="T4">Modelo de Casos de Uso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8"><text:span text:style-name="T6">Grupo 21</text:span><text:span text:style-name="T7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10"><text:span text:style-name="T8">Integrantes</text:span><text:span text:style-name="T9"/></text:p>
          </table:table-cell>
          <table:covered-table-cell/>
        </table:table-row>
        <table:table-row table:style-name="TableRow0102">
          <table:table-cell table:style-name="TableCell010200">
            <text:p text:style-name="P13"><text:span text:style-name="T9"/></text:p>
          </table:table-cell>
          <table:table-cell table:style-name="TableCell010201">
            <text:p text:style-name="P14"><text:span text:style-name="T9"/></text:p>
          </table:table-cell>
        </table:table-row>
        <table:table-row table:style-name="TableRow0103">
          <table:table-cell table:style-name="TableCell010300">
            <text:p text:style-name="P16"><text:span text:style-name="T10">Giuliano Kuns</text:span><text:span text:style-name="T11"/></text:p>
          </table:table-cell>
          <table:table-cell table:style-name="TableCell010301">
            <text:p text:style-name="P17"><text:span text:style-name="T12">CI:</text:span><text:span text:style-name="T13"><text:s/></text:span><text:span text:style-name="T14">4615666-7</text:span><text:span text:style-name="T15"/></text:p>
          </table:table-cell>
        </table:table-row>
        <table:table-row table:style-name="TableRow0104">
          <table:table-cell table:style-name="TableCell010400">
            <text:p text:style-name="P20"><text:span text:style-name="T16">Rodrigo Negreyra</text:span><text:span text:style-name="T17"/></text:p>
          </table:table-cell>
          <table:table-cell table:style-name="TableCell010401">
            <text:p text:style-name="P21"><text:span text:style-name="T18">CI:</text:span><text:span text:style-name="T19"><text:s/></text:span><text:span text:style-name="T20">5098239-5</text:span><text:span text:style-name="T21"/></text:p>
          </table:table-cell>
        </table:table-row>
        <table:table-row table:style-name="TableRow0105">
          <table:table-cell table:style-name="TableCell010500">
            <text:p text:style-name="P24"><text:span text:style-name="T22">Ruben Silveira</text:span><text:span text:style-name="T23"/></text:p>
          </table:table-cell>
          <table:table-cell table:style-name="TableCell010501">
            <text:p text:style-name="P25"><text:span text:style-name="T24">CI:</text:span><text:span text:style-name="T25"><text:s/></text:span><text:span text:style-name="T26">5158681-1</text:span><text:span text:style-name="T27"/></text:p>
          </table:table-cell>
        </table:table-row>
        <table:table-row table:style-name="TableRow0106">
          <table:table-cell table:style-name="TableCell010600">
            <text:p text:style-name="P27"><text:span text:style-name="T28">José Antonio Esteche Ferreira</text:span><text:span text:style-name="T29"/></text:p>
          </table:table-cell>
          <table:table-cell table:style-name="TableCell010601">
            <text:p text:style-name="P28"><text:span text:style-name="T30">CI:</text:span><text:span text:style-name="T31"><text:s/></text:span><text:span text:style-name="T32">4929962-2</text:span><text:span text:style-name="T33"/></text:p>
          </table:table-cell>
        </table:table-row>
      </table:table>
      <text:p text:style-name="P30"><text:span text:style-name="T33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2"><text:span text:style-name="T34">Docente:</text:span><text:span text:style-name="T35"/></text:p>
          </table:table-cell>
          <table:table-cell table:style-name="TableCell020001">
            <text:p text:style-name="P33"><text:span text:style-name="T36">Carmela Beiro</text:span><text:span text:style-name="T37"/></text:p>
          </table:table-cell>
        </table:table-row>
      </table:table>
      <text:p text:style-name="P35"><text:span text:style-name="T37"/></text:p>
      <text:p text:style-name="P36"><text:span text:style-name="T38">Indice</text:span></text:p>
      <text:p text:style-name="P37"><text:span text:style-name="T39">Indice<text:tab/>3</text:span></text:p>
      <text:p text:style-name="P37"><text:span text:style-name="T39">1Introducción<text:tab/>4</text:span></text:p>
      <text:p text:style-name="P38"><text:span text:style-name="T39">1.1Propósito<text:tab/>4</text:span></text:p>
      <text:p text:style-name="P38"><text:span text:style-name="T39">1.2Alcance<text:tab/>4</text:span></text:p>
      <text:p text:style-name="P38"><text:span text:style-name="T39">1.3Estructura del Documento<text:tab/>4</text:span></text:p>
      <text:p text:style-name="P39"><text:span text:style-name="T39">2Actores y Casos de Uso<text:tab/>5</text:span></text:p>
      <text:p text:style-name="P40"><text:span text:style-name="T39">2.1Actores<text:tab/>5</text:span></text:p>
      <text:p text:style-name="P40"><text:span text:style-name="T39">2.2Casos de Uso<text:tab/>5</text:span></text:p>
      <text:p text:style-name="P41"><text:span text:style-name="T39">3Comportamiento de Casos de Uso<text:tab/>5</text:span></text:p>
      <text:p text:style-name="P42"><text:span text:style-name="T39">3.1Nombre del Caso de Uso<text:tab/>5</text:span></text:p>
      <text:p text:style-name="P43"><text:span text:style-name="T39">3.1.1Diagramas de Secuencia del Sistema<text:tab/>5</text:span></text:p>
      <text:p text:style-name="P43"><text:span text:style-name="T39">3.1.2Contratos<text:tab/>5</text:span></text:p>
      <text:p text:style-name="P44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list text:style-name="L46">
        <text:list-item>
          <text:p text:style-name="P46"><text:span text:style-name="T41">Introducción</text:span></text:p>
        </text:list-item>
        <text:list-item>
          <text:p text:style-name="P47"><text:span text:style-name="T42">Propósito</text:span></text:p>
        </text:list-item>
      </text:list>
      <text:p text:style-name="P48"><text:span text:style-name="T43">El propósito de este documento es brindar una descripción general del Modelo de Casos de Uso.</text:span></text:p>
      <text:list text:style-name="L49">
        <text:list-item>
          <text:p text:style-name="P49"><text:span text:style-name="T44">Alcance</text:span></text:p>
        </text:list-item>
      </text:list>
      <text:p text:style-name="P50"><text:span text:style-name="T45">El informe del Modelo de Casos de Uso presenta una descripción de los casos de uso definidos, los actores y las asociaciones entre estos. También contiene una especificación del comportamiento declarado en los casos de uso.</text:span></text:p>
      <text:list text:style-name="L51">
        <text:list-item>
          <text:p text:style-name="P51"><text:span text:style-name="T46">Estructura del Documento</text:span></text:p>
        </text:list-item>
      </text:list>
      <text:p text:style-name="P52"><text:span text:style-name="T47">El documento está dividido en cuatro secciones. La segunda sección presenta una descripción de los actores y casos de uso contenidos en el modelo junto con las relaciones existentes entre ellos. Por último, la tercera sección presenta la especificación del comportamiento de cada caso de uso descrito.</text:span></text:p>
      <text:p text:style-name="P52"><text:span text:style-name="T48"/></text:p>
      <text:p text:style-name="P52"><text:span text:style-name="T49">A lo largo de esta plantilla se encuentran comentarios y ejemplos acerca del contenido del documento a elaborar a partir de ésta. Éstos se encuentran indicados, al igual que este párrafo, por una línea a lo largo de su borde izquierdo. Estas secciones deben ser eliminadas de la versión final del documento.</text:span></text:p>
      <text:p text:style-name="P52"><text:span text:style-name="T50"/></text:p>
      <text:list text:style-name="L53">
        <text:list-item>
          <text:p text:style-name="P53"><text:span text:style-name="T51">Actores y Casos de Uso</text:span></text:p>
        </text:list-item>
      </text:list>
      <text:p text:style-name="P54"><text:span text:style-name="T52">Se presenta una descripción de los actores involucrados en el modelo de Casos de Uso y una descripción de alto nivel de los casos de uso del sistema. Cada caso de uso incluye una sección con los actores involucrados en él.</text:span></text:p>
      <text:list text:style-name="L55">
        <text:list-item>
          <text:p text:style-name="P55"><text:span text:style-name="T53">Actores</text:span></text:p>
        </text:list-item>
      </text:list>
      <text:p text:style-name="P56"><text:span text:style-name="T54">Se incluye una breve descripción de cada uno de los actores involucrados. Cada actor está descrito de la siguiente manera:</text:span></text:p>
      <text:p text:style-name="P57"><text:span text:style-name="T55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9"><text:span text:style-name="T56">Actor</text:span><text:span text:style-name="T57"/></text:p>
          </table:table-cell>
          <table:table-cell table:style-name="TableCell030001">
            <text:p text:style-name="P59"><text:span text:style-name="T58">Usuario</text:span><text:span text:style-name="T59"/></text:p>
          </table:table-cell>
        </table:table-row>
        <table:table-row table:style-name="TableRow0301">
          <table:table-cell table:style-name="TableCell030100">
            <text:p text:style-name="P62"><text:span text:style-name="T60">Descripción</text:span><text:span text:style-name="T61"/></text:p>
          </table:table-cell>
          <table:table-cell table:style-name="TableCell030101">
            <text:p text:style-name="P62"><text:span text:style-name="T62">Usuario que interacciona con el sistema</text:span><text:span text:style-name="T63"/></text:p>
          </table:table-cell>
        </table:table-row>
      </table:table>
      <text:p text:style-name="P64"><text:span text:style-name="T63"/></text:p>
      <text:list text:style-name="L65">
        <text:list-item>
          <text:p text:style-name="P65"><text:span text:style-name="T64">Casos de Uso</text:span></text:p>
        </text:list-item>
      </text:list>
      <text:p text:style-name="P66"><text:span text:style-name="T65">Cada caso de uso está descrito de la siguiente manera:</text:span></text:p>
      <text:p text:style-name="P67"><text:span text:style-name="T66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69"><text:span text:style-name="T67">Nombre</text:span><text:span text:style-name="T68"/></text:p>
          </table:table-cell>
          <table:table-cell table:style-name="TableCell040001">
            <text:p text:style-name="P69"><text:span text:style-name="T69">Agregar contacto</text:span><text:span text:style-name="T70"/></text:p>
          </table:table-cell>
        </table:table-row>
        <table:table-row table:style-name="TableRow0401">
          <table:table-cell table:style-name="TableCell040100">
            <text:p text:style-name="P72"><text:span text:style-name="T71">Actores</text:span><text:span text:style-name="T72"/></text:p>
          </table:table-cell>
          <table:table-cell table:style-name="TableCell040101">
            <text:p text:style-name="P72"><text:span text:style-name="T73">Usuario</text:span><text:span text:style-name="T74"/></text:p>
          </table:table-cell>
        </table:table-row>
        <table:table-row table:style-name="TableRow0402">
          <table:table-cell table:style-name="TableCell040200">
            <text:p text:style-name="P74"><text:span text:style-name="T75">Descripción</text:span><text:span text:style-name="T76"/></text:p>
          </table:table-cell>
          <table:table-cell table:style-name="TableCell040201">
            <text:p text:style-name="P74"><text:span text:style-name="T77">Agregar un nuevo contacto a la lista de contactos del usuario</text:span><text:span text:style-name="T78"/></text:p>
          </table:table-cell>
        </table:table-row>
      </table:table>
      <text:p text:style-name="P76"><text:span text:style-name="T78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78"><text:span text:style-name="T80">Nombre</text:span><text:span text:style-name="T81"/></text:p>
          </table:table-cell>
          <table:table-cell table:style-name="TableCell050001">
            <text:p text:style-name="P78"><text:span text:style-name="T82">Ver mensaje</text:span><text:span text:style-name="T83"/></text:p>
          </table:table-cell>
        </table:table-row>
        <table:table-row table:style-name="TableRow0501">
          <table:table-cell table:style-name="TableCell050100">
            <text:p text:style-name="P80"><text:span text:style-name="T84">Actores</text:span><text:span text:style-name="T85"/></text:p>
          </table:table-cell>
          <table:table-cell table:style-name="TableCell050101">
            <text:p text:style-name="P80"><text:span text:style-name="T86">Usuario</text:span><text:span text:style-name="T87"/></text:p>
          </table:table-cell>
        </table:table-row>
        <table:table-row table:style-name="TableRow0502">
          <table:table-cell table:style-name="TableCell050200">
            <text:p text:style-name="P82"><text:span text:style-name="T88">Descripción</text:span><text:span text:style-name="T89"/></text:p>
          </table:table-cell>
          <table:table-cell table:style-name="TableCell050201">
            <text:p text:style-name="P82"><text:span text:style-name="T90">Accede a los mensajes de las conversaciones del usuario</text:span><text:span text:style-name="T91"/></text:p>
          </table:table-cell>
        </table:table-row>
      </table:table>
      <text:p text:style-name="P84"><text:span text:style-name="T91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86"><text:span text:style-name="T93">Nombre</text:span><text:span text:style-name="T94"/></text:p>
          </table:table-cell>
          <table:table-cell table:style-name="TableCell060001">
            <text:p text:style-name="P86"><text:span text:style-name="T95">Eliminar mensaje</text:span><text:span text:style-name="T96"/></text:p>
          </table:table-cell>
        </table:table-row>
        <table:table-row table:style-name="TableRow0601">
          <table:table-cell table:style-name="TableCell060100">
            <text:p text:style-name="P88"><text:span text:style-name="T97">Actores</text:span><text:span text:style-name="T98"/></text:p>
          </table:table-cell>
          <table:table-cell table:style-name="TableCell060101">
            <text:p text:style-name="P88"><text:span text:style-name="T99">Usuario</text:span><text:span text:style-name="T100"/></text:p>
          </table:table-cell>
        </table:table-row>
        <table:table-row table:style-name="TableRow0602">
          <table:table-cell table:style-name="TableCell060200">
            <text:p text:style-name="P90"><text:span text:style-name="T101">Descripción</text:span><text:span text:style-name="T102"/></text:p>
          </table:table-cell>
          <table:table-cell table:style-name="TableCell060201">
            <text:p text:style-name="P90"><text:span text:style-name="T103">Elimina un mensaje de alguna conversacion del usuario</text:span><text:span text:style-name="T104"/></text:p>
          </table:table-cell>
        </table:table-row>
      </table:table>
      <text:p text:style-name="P92"><text:span text:style-name="T104"/></text:p>
      <text:list text:style-name="L93">
        <text:list-item>
          <text:p text:style-name="P93"><text:span text:style-name="T105">Comportamiento de Casos de Uso</text:span></text:p>
        </text:list-item>
      </text:list>
      <text:p text:style-name="P94"><text:span text:style-name="T106">A continuación se presenta la especificación del comportamiento de cada caso, por medio de los Diagramas de Secuencia del Sistema que sean necesarios, y los contratos de software de todas las operaciones del sistema incluidas en dichos diagramas.</text:span></text:p>
      <text:p text:style-name="P94"><text:span text:style-name="T107"/></text:p>
      <text:p text:style-name="P94"><text:span text:style-name="T108">El formato que tendrá la especificación de comportamiento es el siguiente.</text:span></text:p>
      <text:list text:style-name="L95">
        <text:list-item>
          <text:p text:style-name="P95"><text:span text:style-name="T109">Agregar contacto</text:span><text:span text:style-name="T110"/></text:p>
        </text:list-item>
      </text:list>
      <text:p text:style-name="P96"><draw:frame text:anchor-type="as-char" svg:width="152.40mm" svg:height="117.74mm" style:rel-width="scale" style:rel-height="scale"><draw:object-ole xlink:href="OleObj1"/><draw:image xlink:href="ObjectReplacements/OleObj1"/></draw:frame><text:span text:style-name="T111"/></text:p>
      <text:p text:style-name="P96"><text:span text:style-name="T111"/></text:p>
      <text:p text:style-name="P97"><text:span text:style-name="T112"/></text:p>
      <text:list text:style-name="L98">
        <text:list-item>
          <text:p text:style-name="P98"><text:span text:style-name="T113">Ver mensaje</text:span></text:p>
        </text:list-item>
      </text:list>
      <text:p text:style-name="P99"><text:span text:style-name="T114"/></text:p>
      <text:p text:style-name="P99"><draw:frame text:anchor-type="as-char" svg:width="152.40mm" svg:height="185.21mm" style:rel-width="scale" style:rel-height="scale"><draw:object-ole xlink:href="OleObj2"/><draw:image xlink:href="ObjectReplacements/OleObj2"/></draw:frame><text:span text:style-name="T114"/></text:p>
      <text:p text:style-name="P99"><text:span text:style-name="T114"/></text:p>
      <text:p text:style-name="P100"><text:span text:style-name="T114"/></text:p>
      <text:list text:style-name="L101">
        <text:list-item>
          <text:p text:style-name="P101"><text:span text:style-name="T115">Eliminar mensaje</text:span></text:p>
        </text:list-item>
      </text:list>
      <text:p text:style-name="P102"><text:span text:style-name="T116"/></text:p>
      <text:p text:style-name="P102"><text:span text:style-name="T116"/></text:p>
      <text:p text:style-name="P102"><draw:frame text:anchor-type="as-char" svg:width="152.40mm" svg:height="134.94mm" style:rel-width="scale" style:rel-height="scale"><draw:object-ole xlink:href="OleObj3"/><draw:image xlink:href="ObjectReplacements/OleObj3"/></draw:frame><text:span text:style-name="T116"/></text:p>
      <text:p text:style-name="P103"><text:span text:style-name="T116"/></text:p>
      <text:list text:style-name="L104">
        <text:list-item>
          <text:p text:style-name="P104"><text:span text:style-name="T117">Contratos</text:span></text:p>
        </text:list-item>
      </text:list>
      <text:p text:style-name="P105"><text:span text:style-name="T118">En este punto se presenta un contrato para cada una de las operaciones de los diagramas de secuencia del sistema de la sección anterior.</text:span></text:p>
      <text:p text:style-name="P105"><text:span text:style-name="T119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07"><text:span text:style-name="T120">Nombre</text:span><text:span text:style-name="T121"/></text:p>
          </table:table-cell>
          <table:table-cell table:style-name="TableCell070001">
            <text:p text:style-name="P108"><text:span text:style-name="T122">Ver mensaje</text:span><text:span text:style-name="T123"/></text:p>
          </table:table-cell>
        </table:table-row>
        <table:table-row table:style-name="TableRow0701">
          <table:table-cell table:style-name="TableCell070100">
            <text:p text:style-name="P111"><text:span text:style-name="T124">Operación</text:span><text:span text:style-name="T125"/></text:p>
          </table:table-cell>
          <table:table-cell table:style-name="TableCell070101">
            <text:p text:style-name="P112"><text:span text:style-name="T126">listarConversacionesActivas(): Set(DtConversacion)</text:span><text:span text:style-name="T127"/></text:p>
          </table:table-cell>
        </table:table-row>
        <table:table-row table:style-name="TableRow0702">
          <table:table-cell table:style-name="TableCell070200">
            <text:p text:style-name="P114"><text:span text:style-name="T128">Entrada</text:span><text:span text:style-name="T129"/></text:p>
          </table:table-cell>
          <table:table-cell table:style-name="TableCell070201">
            <text:p text:style-name="P115"><text:span text:style-name="T130">-</text:span><text:span text:style-name="T131"/></text:p>
          </table:table-cell>
        </table:table-row>
        <table:table-row table:style-name="TableRow0703">
          <table:table-cell table:style-name="TableCell070300">
            <text:p text:style-name="P117"><text:span text:style-name="T132">Salida</text:span><text:span text:style-name="T133"/></text:p>
          </table:table-cell>
          <table:table-cell table:style-name="TableCell070301">
            <text:p text:style-name="P118"><text:span text:style-name="T134">Set(DtConversacion)</text:span><text:span text:style-name="T135"/></text:p>
          </table:table-cell>
        </table:table-row>
        <table:table-row table:style-name="TableRow0704">
          <table:table-cell table:style-name="TableCell070400">
            <text:p text:style-name="P120"><text:span text:style-name="T136">Descripción</text:span><text:span text:style-name="T137"/></text:p>
          </table:table-cell>
          <table:table-cell table:style-name="TableCell070401">
            <text:p text:style-name="P121"><text:span text:style-name="T138">Listar todas las conversacions activas del usuario logeado</text:span><text:span text:style-name="T139"/></text:p>
          </table:table-cell>
        </table:table-row>
        <table:table-row table:style-name="TableRow0705">
          <table:table-cell table:style-name="TableCell070500">
            <text:p text:style-name="P123"><text:span text:style-name="T140">Excepciones</text:span><text:span text:style-name="T141"/></text:p>
          </table:table-cell>
          <table:table-cell table:style-name="TableCell070501">
            <text:p text:style-name="P124"><text:span text:style-name="T142">1 - Si no se cumple pre1 el sistema lanza ExNoUserLogeado</text:span></text:p>
            <text:p text:style-name="P124"><text:span text:style-name="T142">2 - Si el resultado es vacio entonces el sistema lanza ExNoConversaciones</text:span><text:span text:style-name="T143"/></text:p>
          </table:table-cell>
        </table:table-row>
      </table:table>
      <text:p text:style-name="P126"><text:span text:style-name="T143"/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128"><text:span text:style-name="T144">Precondiciones y Postcondiciones</text:span><text:span text:style-name="T145"/></text:p>
          </table:table-cell>
        </table:table-row>
        <table:table-row table:style-name="TableRow0801">
          <table:table-cell table:style-name="TableCell080100">
            <text:p text:style-name="P130"><text:span text:style-name="T146">Pre1: El usuario debe estar logeado.</text:span></text:p>
            <text:p text:style-name="P130"><text:span text:style-name="T146">…</text:span></text:p>
            <text:p text:style-name="P131"><text:span text:style-name="T146">Post:<text:s/></text:span><text:span text:style-name="T147">Se devuelve la lista de conversaciones activas del usuario logeado</text:span><text:span text:style-name="T148">.</text:span><text:span text:style-name="T149"/></text:p>
          </table:table-cell>
        </table:table-row>
      </table:table>
      <text:p text:style-name="P133"><text:span text:style-name="T149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35"><text:span text:style-name="T151">Nombre</text:span><text:span text:style-name="T152"/></text:p>
          </table:table-cell>
          <table:table-cell table:style-name="TableCell090001">
            <text:p text:style-name="P136"><text:span text:style-name="T153">Ver mensaje</text:span><text:span text:style-name="T154"/></text:p>
          </table:table-cell>
        </table:table-row>
        <table:table-row table:style-name="TableRow0901">
          <table:table-cell table:style-name="TableCell090100">
            <text:p text:style-name="P139"><text:span text:style-name="T155">Operación</text:span><text:span text:style-name="T156"/></text:p>
          </table:table-cell>
          <table:table-cell table:style-name="TableCell090101">
            <text:p text:style-name="P140"><text:span text:style-name="T157">cantidadArchivadas(): int</text:span><text:span text:style-name="T158"/></text:p>
          </table:table-cell>
        </table:table-row>
        <table:table-row table:style-name="TableRow0902">
          <table:table-cell table:style-name="TableCell090200">
            <text:p text:style-name="P142"><text:span text:style-name="T159">Entrada</text:span><text:span text:style-name="T160"/></text:p>
          </table:table-cell>
          <table:table-cell table:style-name="TableCell090201">
            <text:p text:style-name="P143"><text:span text:style-name="T161">numUserLog : int</text:span><text:span text:style-name="T162"/></text:p>
          </table:table-cell>
        </table:table-row>
        <table:table-row table:style-name="TableRow0903">
          <table:table-cell table:style-name="TableCell090300">
            <text:p text:style-name="P145"><text:span text:style-name="T163">Salida</text:span><text:span text:style-name="T164"/></text:p>
          </table:table-cell>
          <table:table-cell table:style-name="TableCell090301">
            <text:p text:style-name="P146"><text:span text:style-name="T165">int</text:span><text:span text:style-name="T166"/></text:p>
          </table:table-cell>
        </table:table-row>
        <table:table-row table:style-name="TableRow0904">
          <table:table-cell table:style-name="TableCell090400">
            <text:p text:style-name="P148"><text:span text:style-name="T167">Descripción</text:span><text:span text:style-name="T168"/></text:p>
          </table:table-cell>
          <table:table-cell table:style-name="TableCell090401">
            <text:p text:style-name="P149"><text:span text:style-name="T168">Deuelve la cantidad de conversaciones archivadas del usuario logeado</text:span></text:p>
          </table:table-cell>
        </table:table-row>
        <table:table-row table:style-name="TableRow0905">
          <table:table-cell table:style-name="TableCell090500">
            <text:p text:style-name="P151"><text:span text:style-name="T169">Excepciones</text:span><text:span text:style-name="T170"/></text:p>
          </table:table-cell>
          <table:table-cell table:style-name="TableCell090501">
            <text:p text:style-name="P152"><text:span text:style-name="T171">1 - Si no se cumple pre1 el sistema lanza ExNoUserLogeado</text:span></text:p>
            <text:p text:style-name="P152"><text:span text:style-name="T171">2 - Si el resultado es vacio entonces el sistema lanza ExNoConversacionesArchivadas</text:span><text:span text:style-name="T172"/></text:p>
          </table:table-cell>
        </table:table-row>
      </table:table>
      <text:p text:style-name="P154"><text:span text:style-name="T172"/></text:p>
      <table:table table:style-name="Table10">
        <table:table-column table:style-name="TableColumn1000"/>
        <table:table-row table:style-name="TableRow1000">
          <table:table-cell table:style-name="TableCell100000">
            <text:p text:style-name="P156"><text:span text:style-name="T173">Precondiciones y Postcondiciones</text:span><text:span text:style-name="T174"/></text:p>
          </table:table-cell>
        </table:table-row>
        <table:table-row table:style-name="TableRow1001">
          <table:table-cell table:style-name="TableCell100100">
            <text:p text:style-name="P158"><text:span text:style-name="T175">Pre1: El usuario debe estar logeado.</text:span></text:p>
            <text:p text:style-name="P158"><text:span text:style-name="T175">…</text:span></text:p>
            <text:p text:style-name="P159"><text:span text:style-name="T175">Post:<text:s/></text:span><text:span text:style-name="T176">Se devuelve la cantidad de conversaciones archivadas del usuario logeado</text:span><text:span text:style-name="T177">.</text:span><text:span text:style-name="T178"/></text:p>
          </table:table-cell>
        </table:table-row>
      </table:table>
      <text:p text:style-name="P161"><text:span text:style-name="T178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163"><text:span text:style-name="T179">Nombre</text:span><text:span text:style-name="T180"/></text:p>
          </table:table-cell>
          <table:table-cell table:style-name="TableCell110001">
            <text:p text:style-name="P164"><text:span text:style-name="T181">Ver mensaje</text:span><text:span text:style-name="T182"/></text:p>
          </table:table-cell>
        </table:table-row>
        <table:table-row table:style-name="TableRow1101">
          <table:table-cell table:style-name="TableCell110100">
            <text:p text:style-name="P167"><text:span text:style-name="T183">Operación</text:span><text:span text:style-name="T184"/></text:p>
          </table:table-cell>
          <table:table-cell table:style-name="TableCell110101">
            <text:p text:style-name="P168"><text:span text:style-name="T185">ingresarIdConversacion(id:int): int</text:span><text:span text:style-name="T186"/></text:p>
          </table:table-cell>
        </table:table-row>
        <table:table-row table:style-name="TableRow1102">
          <table:table-cell table:style-name="TableCell110200">
            <text:p text:style-name="P170"><text:span text:style-name="T187">Entrada</text:span><text:span text:style-name="T188"/></text:p>
          </table:table-cell>
          <table:table-cell table:style-name="TableCell110201">
            <text:p text:style-name="P171"><text:span text:style-name="T189">id : int</text:span><text:span text:style-name="T190"/></text:p>
          </table:table-cell>
        </table:table-row>
        <table:table-row table:style-name="TableRow1103">
          <table:table-cell table:style-name="TableCell110300">
            <text:p text:style-name="P173"><text:span text:style-name="T191">Salida</text:span><text:span text:style-name="T192"/></text:p>
          </table:table-cell>
          <table:table-cell table:style-name="TableCell110301">
            <text:p text:style-name="P174"><text:span text:style-name="T193">int</text:span><text:span text:style-name="T194"/></text:p>
          </table:table-cell>
        </table:table-row>
        <table:table-row table:style-name="TableRow1104">
          <table:table-cell table:style-name="TableCell110400">
            <text:p text:style-name="P176"><text:span text:style-name="T195">Descripción</text:span><text:span text:style-name="T196"/></text:p>
          </table:table-cell>
          <table:table-cell table:style-name="TableCell110401">
            <text:p text:style-name="P177"><text:span text:style-name="T197">Guardar en memoria el id de la conversacion que se quiere seleccionar</text:span><text:span text:style-name="T198"/></text:p>
          </table:table-cell>
        </table:table-row>
        <table:table-row table:style-name="TableRow1105">
          <table:table-cell table:style-name="TableCell110500">
            <text:p text:style-name="P179"><text:span text:style-name="T199">Excepciones</text:span><text:span text:style-name="T200"/></text:p>
          </table:table-cell>
          <table:table-cell table:style-name="TableCell110501">
            <text:p text:style-name="P180"><text:span text:style-name="T201">-</text:span><text:span text:style-name="T202"/></text:p>
          </table:table-cell>
        </table:table-row>
      </table:table>
      <text:p text:style-name="P182"><text:span text:style-name="T202"/></text:p>
      <table:table table:style-name="Table12">
        <table:table-column table:style-name="TableColumn1200"/>
        <table:table-row table:style-name="TableRow1200">
          <table:table-cell table:style-name="TableCell120000">
            <text:p text:style-name="P184"><text:span text:style-name="T203">Precondiciones y Postcondiciones</text:span><text:span text:style-name="T204"/></text:p>
          </table:table-cell>
        </table:table-row>
        <table:table-row table:style-name="TableRow1201">
          <table:table-cell table:style-name="TableCell120100">
            <text:p text:style-name="P186"><text:span text:style-name="T205">Pre: -</text:span></text:p>
            <text:p text:style-name="P186"><text:span text:style-name="T205">…</text:span></text:p>
            <text:p text:style-name="P187"><text:span text:style-name="T205">Post:<text:s/></text:span><text:span text:style-name="T206">Se guardar en memoria el id de la conversación que se quiere seleccionar<text:s/></text:span><text:span text:style-name="T207"/></text:p>
          </table:table-cell>
        </table:table-row>
      </table:table>
      <text:p text:style-name="P189"><text:span text:style-name="T207"/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191"><text:span text:style-name="T208">Nombre</text:span><text:span text:style-name="T209"/></text:p>
          </table:table-cell>
          <table:table-cell table:style-name="TableCell130001">
            <text:p text:style-name="P192"><text:span text:style-name="T210">Ver mensaje</text:span><text:span text:style-name="T211"/></text:p>
          </table:table-cell>
        </table:table-row>
        <table:table-row table:style-name="TableRow1301">
          <table:table-cell table:style-name="TableCell130100">
            <text:p text:style-name="P195"><text:span text:style-name="T212">Operación</text:span><text:span text:style-name="T213"/></text:p>
          </table:table-cell>
          <table:table-cell table:style-name="TableCell130101">
            <text:p text:style-name="P196"><text:span text:style-name="T214">mensajesConversacion(idConversacion:int): Set(DtMensaje)</text:span><text:span text:style-name="T215"/></text:p>
          </table:table-cell>
        </table:table-row>
        <table:table-row table:style-name="TableRow1302">
          <table:table-cell table:style-name="TableCell130200">
            <text:p text:style-name="P199"><text:span text:style-name="T216">Entrada</text:span><text:span text:style-name="T217"/></text:p>
          </table:table-cell>
          <table:table-cell table:style-name="TableCell130201">
            <text:p text:style-name="P200"><text:span text:style-name="T218">-</text:span><text:span text:style-name="T219"/></text:p>
          </table:table-cell>
        </table:table-row>
        <table:table-row table:style-name="TableRow1303">
          <table:table-cell table:style-name="TableCell130300">
            <text:p text:style-name="P203"><text:span text:style-name="T220">Salida</text:span><text:span text:style-name="T221"/></text:p>
          </table:table-cell>
          <table:table-cell table:style-name="TableCell130301">
            <text:p text:style-name="P204"><text:span text:style-name="T222">Set(DtMensaje)</text:span><text:span text:style-name="T223"/></text:p>
          </table:table-cell>
        </table:table-row>
        <table:table-row table:style-name="TableRow1304">
          <table:table-cell table:style-name="TableCell130400">
            <text:p text:style-name="P207"><text:span text:style-name="T224">Descripción</text:span><text:span text:style-name="T225"/></text:p>
          </table:table-cell>
          <table:table-cell table:style-name="TableCell130401">
            <text:p text:style-name="P208"><text:span text:style-name="T226">Devuelve una lista de mensajes correspondientes a la conversacion con id idConversacion</text:span><text:span text:style-name="T227"/></text:p>
          </table:table-cell>
        </table:table-row>
        <table:table-row table:style-name="TableRow1305">
          <table:table-cell table:style-name="TableCell130500">
            <text:p text:style-name="P211"><text:span text:style-name="T228">Excepciones</text:span><text:span text:style-name="T229"/></text:p>
          </table:table-cell>
          <table:table-cell table:style-name="TableCell130501">
            <text:p text:style-name="P212"><text:span text:style-name="T230">1 - Si no se cumple pre1 el sistema lanza ExNoSeleccionoConversacion</text:span></text:p>
            <text:p text:style-name="P212"><text:span text:style-name="T230">2 - Si el resultado es vacio el sistema lanza ExNoHayMensajesEnConversacion</text:span><text:span text:style-name="T231"/></text:p>
          </table:table-cell>
        </table:table-row>
      </table:table>
      <text:p text:style-name="P214"><text:span text:style-name="T231"/></text:p>
      <table:table table:style-name="Table14">
        <table:table-column table:style-name="TableColumn1400"/>
        <table:table-row table:style-name="TableRow1400">
          <table:table-cell table:style-name="TableCell140000">
            <text:p text:style-name="P216"><text:span text:style-name="T232">Precondiciones y Postcondiciones</text:span><text:span text:style-name="T233"/></text:p>
          </table:table-cell>
        </table:table-row>
        <table:table-row table:style-name="TableRow1401">
          <table:table-cell table:style-name="TableCell140100">
            <text:p text:style-name="P218"><text:span text:style-name="T234">Pre1:<text:s/></text:span><text:span text:style-name="T235">Hay en memoria un id de conversación idConversacion<text:s/></text:span><text:span text:style-name="T236"/></text:p>
            <text:p text:style-name="P218"><text:span text:style-name="T236">…</text:span></text:p>
            <text:p text:style-name="P219"><text:span text:style-name="T236">Post:<text:s/></text:span><text:span text:style-name="T237">Se listan los mensajes de una conversación, el campo visto de DtInfoMensaje se obtiene de la asociación todos los usuarios DtUsuarios que accedieron al mensaje como receptores.</text:span></text:p>
            <text:p text:style-name="P219"><text:span text:style-name="T237">Si el idConversacion corresponde a una conversación de grupo entonces la lista de mensajes es aquella que contiene los mensajes cuya fecha y hora de envío sea mayor o igual a la fecha y hora en que el usuario logeado fue añadido al grupo</text:span><text:span text:style-name="T238"/></text:p>
          </table:table-cell>
        </table:table-row>
      </table:table>
      <text:p text:style-name="P221"><text:span text:style-name="T238"/></text:p>
      <table:table table:style-name="Table15">
        <table:table-column table:style-name="TableColumn1500"/>
        <table:table-column table:style-name="TableColumn1501"/>
        <table:table-row table:style-name="TableRow1500">
          <table:table-cell table:style-name="TableCell150000">
            <text:p text:style-name="P223"><text:span text:style-name="T239">Nombre</text:span><text:span text:style-name="T240"/></text:p>
          </table:table-cell>
          <table:table-cell table:style-name="TableCell150001">
            <text:p text:style-name="P224"><text:span text:style-name="T241">Ver mensaje</text:span><text:span text:style-name="T242"/></text:p>
          </table:table-cell>
        </table:table-row>
        <table:table-row table:style-name="TableRow1501">
          <table:table-cell table:style-name="TableCell150100">
            <text:p text:style-name="P227"><text:span text:style-name="T243">Operación</text:span><text:span text:style-name="T244"/></text:p>
          </table:table-cell>
          <table:table-cell table:style-name="TableCell150101">
            <text:p text:style-name="P228"><text:span text:style-name="T245">marcarVisto(mensajes: Set(DtMensaje))</text:span><text:span text:style-name="T246"/></text:p>
          </table:table-cell>
        </table:table-row>
        <table:table-row table:style-name="TableRow1502">
          <table:table-cell table:style-name="TableCell150200">
            <text:p text:style-name="P231"><text:span text:style-name="T247">Entrada</text:span><text:span text:style-name="T248"/></text:p>
          </table:table-cell>
          <table:table-cell table:style-name="TableCell150201">
            <text:p text:style-name="P232"><text:span text:style-name="T249">numUserLog, mensaje : Set (DtMensaje)</text:span><text:span text:style-name="T250"/></text:p>
          </table:table-cell>
        </table:table-row>
        <table:table-row table:style-name="TableRow1503">
          <table:table-cell table:style-name="TableCell150300">
            <text:p text:style-name="P235"><text:span text:style-name="T251">Salida</text:span><text:span text:style-name="T252"/></text:p>
          </table:table-cell>
          <table:table-cell table:style-name="TableCell150301">
            <text:p text:style-name="P236"><text:span text:style-name="T253">-</text:span><text:span text:style-name="T254"/></text:p>
          </table:table-cell>
        </table:table-row>
        <table:table-row table:style-name="TableRow1504">
          <table:table-cell table:style-name="TableCell150400">
            <text:p text:style-name="P239"><text:span text:style-name="T255">Descripción</text:span><text:span text:style-name="T256"/></text:p>
          </table:table-cell>
          <table:table-cell table:style-name="TableCell150401">
            <text:p text:style-name="P240"><text:span text:style-name="T257">Marcar cada mensaje de la lista de mensajes como visto por el usuario numUserLog</text:span><text:span text:style-name="T258"/></text:p>
          </table:table-cell>
        </table:table-row>
        <table:table-row table:style-name="TableRow1505">
          <table:table-cell table:style-name="TableCell150500">
            <text:p text:style-name="P242"><text:span text:style-name="T259">Excepciones</text:span><text:span text:style-name="T260"/></text:p>
          </table:table-cell>
          <table:table-cell table:style-name="TableCell150501">
            <text:p text:style-name="P243"><text:span text:style-name="T261">1 - Si no se cumple pre1 el sistema lanza ExNoUserLogeado</text:span></text:p>
            <text:p text:style-name="P243"><text:span text:style-name="T261">2 - Si no hay una lista de mensajes el sistema lanza ExNoHayMensajes</text:span><text:span text:style-name="T262"/></text:p>
          </table:table-cell>
        </table:table-row>
      </table:table>
      <text:p text:style-name="P245"><text:span text:style-name="T262"/></text:p>
      <table:table table:style-name="Table16">
        <table:table-column table:style-name="TableColumn1600"/>
        <table:table-row table:style-name="TableRow1600">
          <table:table-cell table:style-name="TableCell160000">
            <text:p text:style-name="P247"><text:span text:style-name="T263">Precondiciones y Postcondiciones</text:span><text:span text:style-name="T264"/></text:p>
          </table:table-cell>
        </table:table-row>
        <table:table-row table:style-name="TableRow1601">
          <table:table-cell table:style-name="TableCell160100">
            <text:p text:style-name="P249"><text:span text:style-name="T265">Pre1: El usuario debe estar logeado.</text:span></text:p>
            <text:p text:style-name="P250"><text:span text:style-name="T265">Pre1:<text:s/></text:span><text:span text:style-name="T266">Tiene que haber en memoria una lista de mensajes de una conversación.</text:span></text:p>
            <text:p text:style-name="P251"><text:span text:style-name="T267">…</text:span></text:p>
            <text:p text:style-name="P251"><text:span text:style-name="T267">Post:<text:s/></text:span><text:span text:style-name="T268">Se marcan todos los mensajes de una conversación como vistos por el usuario logeado en la fecha y hora del sistema.</text:span><text:span text:style-name="T269"/></text:p>
          </table:table-cell>
        </table:table-row>
      </table:table>
      <text:p text:style-name="P253"><text:span text:style-name="T269"/></text:p>
      <table:table table:style-name="Table17">
        <table:table-column table:style-name="TableColumn1700"/>
        <table:table-column table:style-name="TableColumn1701"/>
        <table:table-row table:style-name="TableRow1700">
          <table:table-cell table:style-name="TableCell170000">
            <text:p text:style-name="P255"><text:span text:style-name="T270">Nombre</text:span><text:span text:style-name="T271"/></text:p>
          </table:table-cell>
          <table:table-cell table:style-name="TableCell170001">
            <text:p text:style-name="P256"><text:span text:style-name="T272">Ver mensaje</text:span><text:span text:style-name="T273"/></text:p>
          </table:table-cell>
        </table:table-row>
        <table:table-row table:style-name="TableRow1701">
          <table:table-cell table:style-name="TableCell170100">
            <text:p text:style-name="P259"><text:span text:style-name="T274">Operación</text:span><text:span text:style-name="T275"/></text:p>
          </table:table-cell>
          <table:table-cell table:style-name="TableCell170101">
            <text:p text:style-name="P260"><text:span text:style-name="T276">listarArchivadas(): Set(DtConversacion)</text:span><text:span text:style-name="T277"/></text:p>
          </table:table-cell>
        </table:table-row>
        <table:table-row table:style-name="TableRow1702">
          <table:table-cell table:style-name="TableCell170200">
            <text:p text:style-name="P262"><text:span text:style-name="T278">Entrada</text:span><text:span text:style-name="T279"/></text:p>
          </table:table-cell>
          <table:table-cell table:style-name="TableCell170201">
            <text:p text:style-name="P263"><text:span text:style-name="T280">numUserLog<text:s/></text:span><text:span text:style-name="T281">: int</text:span><text:span text:style-name="T282"/></text:p>
          </table:table-cell>
        </table:table-row>
        <table:table-row table:style-name="TableRow1703">
          <table:table-cell table:style-name="TableCell170300">
            <text:p text:style-name="P265"><text:span text:style-name="T283">Salida</text:span><text:span text:style-name="T284"/></text:p>
          </table:table-cell>
          <table:table-cell table:style-name="TableCell170301">
            <text:p text:style-name="P266"><text:span text:style-name="T285">Set(DtConversacion)</text:span><text:span text:style-name="T286"/></text:p>
          </table:table-cell>
        </table:table-row>
        <table:table-row table:style-name="TableRow1704">
          <table:table-cell table:style-name="TableCell170400">
            <text:p text:style-name="P268"><text:span text:style-name="T287">Descripción</text:span><text:span text:style-name="T288"/></text:p>
          </table:table-cell>
          <table:table-cell table:style-name="TableCell170401">
            <text:p text:style-name="P269"><text:span text:style-name="T289">Listar todas las conversacions archivadas del usuario logeado</text:span><text:span text:style-name="T290"/></text:p>
          </table:table-cell>
        </table:table-row>
        <table:table-row table:style-name="TableRow1705">
          <table:table-cell table:style-name="TableCell170500">
            <text:p text:style-name="P271"><text:span text:style-name="T291">Excepciones</text:span><text:span text:style-name="T292"/></text:p>
          </table:table-cell>
          <table:table-cell table:style-name="TableCell170501">
            <text:p text:style-name="P272"><text:span text:style-name="T293">1 - Si no se cumple pre1 el sistema lanza ExNoUserLogeado</text:span></text:p>
            <text:p text:style-name="P272"><text:span text:style-name="T293">2 - Si el resultado es vacio entonces el sistema lanza ExNoConversacionesArchivadas</text:span><text:span text:style-name="T294"/></text:p>
          </table:table-cell>
        </table:table-row>
      </table:table>
      <text:p text:style-name="P274"><text:span text:style-name="T294"/></text:p>
      <table:table table:style-name="Table18">
        <table:table-column table:style-name="TableColumn1800"/>
        <table:table-row table:style-name="TableRow1800">
          <table:table-cell table:style-name="TableCell180000">
            <text:p text:style-name="P276"><text:span text:style-name="T295">Precondiciones y Postcondiciones</text:span><text:span text:style-name="T296"/></text:p>
          </table:table-cell>
        </table:table-row>
        <table:table-row table:style-name="TableRow1801">
          <table:table-cell table:style-name="TableCell180100">
            <text:p text:style-name="P278"><text:span text:style-name="T297">Pre1: El usuario debe estar logeado.</text:span></text:p>
            <text:p text:style-name="P278"><text:span text:style-name="T297">…</text:span></text:p>
            <text:p text:style-name="P279"><text:span text:style-name="T297">Post:<text:s/></text:span><text:span text:style-name="T298">Se devuelve la lista de conversaciones archivadas del usuario logeado</text:span><text:span text:style-name="T299">.</text:span><text:span text:style-name="T300"/></text:p>
          </table:table-cell>
        </table:table-row>
      </table:table>
      <text:p text:style-name="P281"><text:span text:style-name="T300"/></text:p>
      <table:table table:style-name="Table19">
        <table:table-column table:style-name="TableColumn1900"/>
        <table:table-column table:style-name="TableColumn1901"/>
        <table:table-row table:style-name="TableRow1900">
          <table:table-cell table:style-name="TableCell190000">
            <text:p text:style-name="P283"><text:span text:style-name="T301">Nombre</text:span><text:span text:style-name="T302"/></text:p>
          </table:table-cell>
          <table:table-cell table:style-name="TableCell190001">
            <text:p text:style-name="P284"><text:span text:style-name="T303">Ver mensaje</text:span><text:span text:style-name="T304"/></text:p>
          </table:table-cell>
        </table:table-row>
        <table:table-row table:style-name="TableRow1901">
          <table:table-cell table:style-name="TableCell190100">
            <text:p text:style-name="P287"><text:span text:style-name="T305">Operación</text:span><text:span text:style-name="T306"/></text:p>
          </table:table-cell>
          <table:table-cell table:style-name="TableCell190101">
            <text:p text:style-name="P288"><text:span text:style-name="T307">obtenerInfoMensaje(codigo:string, mensajes:Set(DtMensaje)): Set(DtReceptor)</text:span><text:span text:style-name="T308"/></text:p>
          </table:table-cell>
        </table:table-row>
        <table:table-row table:style-name="TableRow1902">
          <table:table-cell table:style-name="TableCell190200">
            <text:p text:style-name="P291"><text:span text:style-name="T309">Entrada</text:span><text:span text:style-name="T310"/></text:p>
          </table:table-cell>
          <table:table-cell table:style-name="TableCell190201">
            <text:p text:style-name="P292"><text:span text:style-name="T311">codigo: string, numUserLog:int, mensajes : Set(DtMensaje)</text:span><text:span text:style-name="T312"/></text:p>
          </table:table-cell>
        </table:table-row>
        <table:table-row table:style-name="TableRow1903">
          <table:table-cell table:style-name="TableCell190300">
            <text:p text:style-name="P294"><text:span text:style-name="T313">Salida</text:span><text:span text:style-name="T314"/></text:p>
          </table:table-cell>
          <table:table-cell table:style-name="TableCell190301">
            <text:p text:style-name="P295"><text:span text:style-name="T315">Set(DtReceptor)</text:span><text:span text:style-name="T316"/></text:p>
          </table:table-cell>
        </table:table-row>
        <table:table-row table:style-name="TableRow1904">
          <table:table-cell table:style-name="TableCell190400">
            <text:p text:style-name="P297"><text:span text:style-name="T317">Descripción</text:span><text:span text:style-name="T318"/></text:p>
          </table:table-cell>
          <table:table-cell table:style-name="TableCell190401">
            <text:p text:style-name="P298"><text:span text:style-name="T319">Obtiene la informacion adicional de un mensaje</text:span><text:span text:style-name="T320"/></text:p>
          </table:table-cell>
        </table:table-row>
        <table:table-row table:style-name="TableRow1905">
          <table:table-cell table:style-name="TableCell190500">
            <text:p text:style-name="P300"><text:span text:style-name="T321">Excepciones</text:span><text:span text:style-name="T322"/></text:p>
          </table:table-cell>
          <table:table-cell table:style-name="TableCell190501">
            <text:p text:style-name="P301"><text:span text:style-name="T323">1 - Si no se cumple pre1 el sistema lanza ExNoUserLogeado</text:span></text:p>
            <text:p text:style-name="P301"><text:span text:style-name="T323">2 - Si el codigo ingresado no es valido el sistema lanza ExCodigoInvalido</text:span><text:span text:style-name="T324"/></text:p>
          </table:table-cell>
        </table:table-row>
      </table:table>
      <text:p text:style-name="P303"><text:span text:style-name="T324"/></text:p>
      <table:table table:style-name="Table20">
        <table:table-column table:style-name="TableColumn2000"/>
        <table:table-row table:style-name="TableRow2000">
          <table:table-cell table:style-name="TableCell200000">
            <text:p text:style-name="P305"><text:span text:style-name="T325">Precondiciones y Postcondiciones</text:span><text:span text:style-name="T326"/></text:p>
          </table:table-cell>
        </table:table-row>
        <table:table-row table:style-name="TableRow2001">
          <table:table-cell table:style-name="TableCell200100">
            <text:p text:style-name="P307"><text:span text:style-name="T327">Pre1: El usuario debe estar logeado.</text:span></text:p>
            <text:p text:style-name="P307"><text:span text:style-name="T327">Pre2: El mensaje con codigo igual a codigo debe ser un mensaje de la lsita mensajes.</text:span></text:p>
            <text:p text:style-name="P307"><text:span text:style-name="T327">…</text:span></text:p>
            <text:p text:style-name="P308"><text:span text:style-name="T327">Post: -</text:span><text:span text:style-name="T328"/></text:p>
          </table:table-cell>
        </table:table-row>
      </table:table>
      <text:p text:style-name="P310"><text:span text:style-name="T328"/></text:p>
      <table:table table:style-name="Table21">
        <table:table-column table:style-name="TableColumn2100"/>
        <table:table-column table:style-name="TableColumn2101"/>
        <table:table-row table:style-name="TableRow2100">
          <table:table-cell table:style-name="TableCell210000">
            <text:p text:style-name="P312"><text:span text:style-name="T329">Nombre</text:span><text:span text:style-name="T330"/></text:p>
          </table:table-cell>
          <table:table-cell table:style-name="TableCell210001">
            <text:p text:style-name="P313"><text:span text:style-name="T331">Ver mensaje</text:span><text:span text:style-name="T332"/></text:p>
          </table:table-cell>
        </table:table-row>
        <table:table-row table:style-name="TableRow2101">
          <table:table-cell table:style-name="TableCell210100">
            <text:p text:style-name="P316"><text:span text:style-name="T333">Operación</text:span><text:span text:style-name="T334"/></text:p>
          </table:table-cell>
          <table:table-cell table:style-name="TableCell210101">
            <text:p text:style-name="P317"><text:span text:style-name="T335">finalizarVerMensajes()</text:span><text:span text:style-name="T336"/></text:p>
          </table:table-cell>
        </table:table-row>
        <table:table-row table:style-name="TableRow2102">
          <table:table-cell table:style-name="TableCell210200">
            <text:p text:style-name="P319"><text:span text:style-name="T337">Entrada</text:span><text:span text:style-name="T338"/></text:p>
          </table:table-cell>
          <table:table-cell table:style-name="TableCell210201">
            <text:p text:style-name="P320"><text:span text:style-name="T339">-</text:span><text:span text:style-name="T340"/></text:p>
          </table:table-cell>
        </table:table-row>
        <table:table-row table:style-name="TableRow2103">
          <table:table-cell table:style-name="TableCell210300">
            <text:p text:style-name="P322"><text:span text:style-name="T341">Salida</text:span><text:span text:style-name="T342"/></text:p>
          </table:table-cell>
          <table:table-cell table:style-name="TableCell210301">
            <text:p text:style-name="P323"><text:span text:style-name="T343">-</text:span><text:span text:style-name="T344"/></text:p>
          </table:table-cell>
        </table:table-row>
        <table:table-row table:style-name="TableRow2104">
          <table:table-cell table:style-name="TableCell210400">
            <text:p text:style-name="P325"><text:span text:style-name="T345">Descripción</text:span><text:span text:style-name="T346"/></text:p>
          </table:table-cell>
          <table:table-cell table:style-name="TableCell210401">
            <text:p text:style-name="P326"><text:span text:style-name="T347">Finalizar el caso de uso de ver mensajes liberando la memoria correspondiente</text:span><text:span text:style-name="T348"/></text:p>
          </table:table-cell>
        </table:table-row>
        <table:table-row table:style-name="TableRow2105">
          <table:table-cell table:style-name="TableCell210500">
            <text:p text:style-name="P328"><text:span text:style-name="T349">Excepciones</text:span><text:span text:style-name="T350"/></text:p>
          </table:table-cell>
          <table:table-cell table:style-name="TableCell210501">
            <text:p text:style-name="P329"><text:span text:style-name="T351">-</text:span><text:span text:style-name="T352"/></text:p>
          </table:table-cell>
        </table:table-row>
      </table:table>
      <text:p text:style-name="P331"><text:span text:style-name="T352"/></text:p>
      <table:table table:style-name="Table22">
        <table:table-column table:style-name="TableColumn2200"/>
        <table:table-row table:style-name="TableRow2200">
          <table:table-cell table:style-name="TableCell220000">
            <text:p text:style-name="P333"><text:span text:style-name="T353">Precondiciones y Postcondiciones</text:span><text:span text:style-name="T354"/></text:p>
          </table:table-cell>
        </table:table-row>
        <table:table-row table:style-name="TableRow2201">
          <table:table-cell table:style-name="TableCell220100">
            <text:p text:style-name="P336"><text:span text:style-name="T355">Pre: -</text:span></text:p>
            <text:p text:style-name="P336"><text:span text:style-name="T355">…</text:span></text:p>
            <text:p text:style-name="P337"><text:span text:style-name="T355">Post:<text:s/></text:span><text:span text:style-name="T356">Se libera la memoria asociada a la opcion selecciodada y el id de conversacion.</text:span><text:span text:style-name="T357"/></text:p>
          </table:table-cell>
        </table:table-row>
      </table:table>
      <text:p text:style-name="P339"><text:span text:style-name="T357"/></text:p>
      <table:table table:style-name="Table23">
        <table:table-column table:style-name="TableColumn2300"/>
        <table:table-column table:style-name="TableColumn2301"/>
        <table:table-row table:style-name="TableRow2300">
          <table:table-cell table:style-name="TableCell230000">
            <text:p text:style-name="P341"><text:span text:style-name="T359">Nombre</text:span><text:span text:style-name="T360"/></text:p>
          </table:table-cell>
          <table:table-cell table:style-name="TableCell230001">
            <text:p text:style-name="P342"><text:span text:style-name="T361">Eliminar mensaje</text:span><text:span text:style-name="T362"/></text:p>
          </table:table-cell>
        </table:table-row>
        <table:table-row table:style-name="TableRow2301">
          <table:table-cell table:style-name="TableCell230100">
            <text:p text:style-name="P345"><text:span text:style-name="T363">Operación</text:span><text:span text:style-name="T364"/></text:p>
          </table:table-cell>
          <table:table-cell table:style-name="TableCell230101">
            <text:p text:style-name="P346"><text:span text:style-name="T365">finalizarEliminarMensaje()</text:span><text:span text:style-name="T366"/></text:p>
          </table:table-cell>
        </table:table-row>
        <table:table-row table:style-name="TableRow2302">
          <table:table-cell table:style-name="TableCell230200">
            <text:p text:style-name="P349"><text:span text:style-name="T367">Entrada</text:span><text:span text:style-name="T368"/></text:p>
          </table:table-cell>
          <table:table-cell table:style-name="TableCell230201">
            <text:p text:style-name="P350"><text:span text:style-name="T369">-</text:span><text:span text:style-name="T370"/></text:p>
          </table:table-cell>
        </table:table-row>
        <table:table-row table:style-name="TableRow2303">
          <table:table-cell table:style-name="TableCell230300">
            <text:p text:style-name="P352"><text:span text:style-name="T371">Salida</text:span><text:span text:style-name="T372"/></text:p>
          </table:table-cell>
          <table:table-cell table:style-name="TableCell230301">
            <text:p text:style-name="P353"><text:span text:style-name="T373">-</text:span><text:span text:style-name="T374"/></text:p>
          </table:table-cell>
        </table:table-row>
        <table:table-row table:style-name="TableRow2304">
          <table:table-cell table:style-name="TableCell230400">
            <text:p text:style-name="P355"><text:span text:style-name="T375">Descripción</text:span><text:span text:style-name="T376"/></text:p>
          </table:table-cell>
          <table:table-cell table:style-name="TableCell230401">
            <text:p text:style-name="P356"><text:span text:style-name="T377">Finalizar el caso de uso de eliminar mensajes liberando la memoria correspondiente</text:span><text:span text:style-name="T378"/></text:p>
          </table:table-cell>
        </table:table-row>
        <table:table-row table:style-name="TableRow2305">
          <table:table-cell table:style-name="TableCell230500">
            <text:p text:style-name="P358"><text:span text:style-name="T379">Excepciones</text:span><text:span text:style-name="T380"/></text:p>
          </table:table-cell>
          <table:table-cell table:style-name="TableCell230501">
            <text:p text:style-name="P359"><text:span text:style-name="T381">-</text:span><text:span text:style-name="T382"/></text:p>
          </table:table-cell>
        </table:table-row>
      </table:table>
      <text:p text:style-name="P361"><text:span text:style-name="T382"/></text:p>
      <table:table table:style-name="Table24">
        <table:table-column table:style-name="TableColumn2400"/>
        <table:table-row table:style-name="TableRow2400">
          <table:table-cell table:style-name="TableCell240000">
            <text:p text:style-name="P363"><text:span text:style-name="T383">Precondiciones y Postcondiciones</text:span><text:span text:style-name="T384"/></text:p>
          </table:table-cell>
        </table:table-row>
        <table:table-row table:style-name="TableRow2401">
          <table:table-cell table:style-name="TableCell240100">
            <text:p text:style-name="P366"><text:span text:style-name="T385">Pre: -</text:span></text:p>
            <text:p text:style-name="P366"><text:span text:style-name="T385">…</text:span></text:p>
            <text:p text:style-name="P367"><text:span text:style-name="T385">Post:<text:s/></text:span><text:span text:style-name="T386">Se libera la memoria asociada a la opcion selecciodada y el id de conversacion.</text:span><text:span text:style-name="T387"/></text:p>
          </table:table-cell>
        </table:table-row>
      </table:table>
      <text:p text:style-name="P369"><text:span text:style-name="T387"/></text:p>
      <table:table table:style-name="Table25">
        <table:table-column table:style-name="TableColumn2500"/>
        <table:table-column table:style-name="TableColumn2501"/>
        <table:table-row table:style-name="TableRow2500">
          <table:table-cell table:style-name="TableCell250000">
            <text:p text:style-name="P371"><text:span text:style-name="T388">Nombre</text:span><text:span text:style-name="T389"/></text:p>
          </table:table-cell>
          <table:table-cell table:style-name="TableCell250001">
            <text:p text:style-name="P372"><text:span text:style-name="T390">Ver mensaje</text:span><text:span text:style-name="T391"/></text:p>
          </table:table-cell>
        </table:table-row>
        <table:table-row table:style-name="TableRow2501">
          <table:table-cell table:style-name="TableCell250100">
            <text:p text:style-name="P375"><text:span text:style-name="T392">Operación</text:span><text:span text:style-name="T393"/></text:p>
          </table:table-cell>
          <table:table-cell table:style-name="TableCell250101">
            <text:p text:style-name="P376"><text:span text:style-name="T394">eliminarMensaje(codigo:string, mensajes: Set(DtMensaje))</text:span><text:span text:style-name="T395"/></text:p>
          </table:table-cell>
        </table:table-row>
        <table:table-row table:style-name="TableRow2502">
          <table:table-cell table:style-name="TableCell250200">
            <text:p text:style-name="P379"><text:span text:style-name="T396">Entrada</text:span><text:span text:style-name="T397"/></text:p>
          </table:table-cell>
          <table:table-cell table:style-name="TableCell250201">
            <text:p text:style-name="P380"><text:span text:style-name="T398">codigo : string, mensajes: Set(DtMensaje)</text:span><text:span text:style-name="T399"/></text:p>
          </table:table-cell>
        </table:table-row>
        <table:table-row table:style-name="TableRow2503">
          <table:table-cell table:style-name="TableCell250300">
            <text:p text:style-name="P382"><text:span text:style-name="T400">Salida</text:span><text:span text:style-name="T401"/></text:p>
          </table:table-cell>
          <table:table-cell table:style-name="TableCell250301">
            <text:p text:style-name="P383"><text:span text:style-name="T402">-</text:span><text:span text:style-name="T403"/></text:p>
          </table:table-cell>
        </table:table-row>
        <table:table-row table:style-name="TableRow2504">
          <table:table-cell table:style-name="TableCell250400">
            <text:p text:style-name="P385"><text:span text:style-name="T404">Descripción</text:span><text:span text:style-name="T405"/></text:p>
          </table:table-cell>
          <table:table-cell table:style-name="TableCell250401">
            <text:p text:style-name="P386"><text:span text:style-name="T406">Elimina el mensaje de la lista de mensajes</text:span><text:span text:style-name="T407"/></text:p>
          </table:table-cell>
        </table:table-row>
        <table:table-row table:style-name="TableRow2505">
          <table:table-cell table:style-name="TableCell250500">
            <text:p text:style-name="P389"><text:span text:style-name="T408">Excepciones</text:span><text:span text:style-name="T409"/></text:p>
          </table:table-cell>
          <table:table-cell table:style-name="TableCell250501">
            <text:p text:style-name="P390"><text:span text:style-name="T410">1 - Si no se cumple pre1 el sistema lanza ExCodigoInvalido</text:span></text:p>
            <text:p text:style-name="P390"><text:span text:style-name="T410">2 - Si no hay una lista de mensajes el sistema lanza ExNoHayMensajes</text:span><text:span text:style-name="T411"/></text:p>
          </table:table-cell>
        </table:table-row>
      </table:table>
      <text:p text:style-name="P392"><text:span text:style-name="T411"/></text:p>
      <table:table table:style-name="Table26">
        <table:table-column table:style-name="TableColumn2600"/>
        <table:table-row table:style-name="TableRow2600">
          <table:table-cell table:style-name="TableCell260000">
            <text:p text:style-name="P394"><text:span text:style-name="T412">Precondiciones y Postcondiciones</text:span><text:span text:style-name="T413"/></text:p>
          </table:table-cell>
        </table:table-row>
        <table:table-row table:style-name="TableRow2601">
          <table:table-cell table:style-name="TableCell260100">
            <text:p text:style-name="P397"><text:span text:style-name="T414">Pre1: El codigo debe ser un codigo valido</text:span></text:p>
            <text:p text:style-name="P397"><text:span text:style-name="T414">…</text:span></text:p>
            <text:p text:style-name="P398"><text:span text:style-name="T414">Post:<text:s/></text:span><text:span text:style-name="T415">Se libera la memoria asociada a la opcion selecciodada y el id de conversacion.</text:span><text:span text:style-name="T416"/></text:p>
          </table:table-cell>
        </table:table-row>
      </table:table>
      <text:p text:style-name="P400"><text:span text:style-name="T416"/></text:p>
      <table:table table:style-name="Table27">
        <table:table-column table:style-name="TableColumn2700"/>
        <table:table-column table:style-name="TableColumn2701"/>
        <table:table-row table:style-name="TableRow2700">
          <table:table-cell table:style-name="TableCell270000">
            <text:p text:style-name="P402"><text:span text:style-name="T418">Nombre</text:span><text:span text:style-name="T419"/></text:p>
          </table:table-cell>
          <table:table-cell table:style-name="TableCell270001">
            <text:p text:style-name="P403"><text:span text:style-name="T420">Ver mensaje</text:span><text:span text:style-name="T421"/></text:p>
          </table:table-cell>
        </table:table-row>
        <table:table-row table:style-name="TableRow2701">
          <table:table-cell table:style-name="TableCell270100">
            <text:p text:style-name="P406"><text:span text:style-name="T422">Operación</text:span><text:span text:style-name="T423"/></text:p>
          </table:table-cell>
          <table:table-cell table:style-name="TableCell270101">
            <text:p text:style-name="P407"><text:span text:style-name="T424">listarOpciones()</text:span><text:span text:style-name="T425">: Set(Opcion)</text:span><text:span text:style-name="T426"/></text:p>
          </table:table-cell>
        </table:table-row>
        <table:table-row table:style-name="TableRow2702">
          <table:table-cell table:style-name="TableCell270200">
            <text:p text:style-name="P410"><text:span text:style-name="T427">Entrada</text:span><text:span text:style-name="T428"/></text:p>
          </table:table-cell>
          <table:table-cell table:style-name="TableCell270201">
            <text:p text:style-name="P411"><text:span text:style-name="T429">-</text:span><text:span text:style-name="T430"/></text:p>
          </table:table-cell>
        </table:table-row>
        <table:table-row table:style-name="TableRow2703">
          <table:table-cell table:style-name="TableCell270300">
            <text:p text:style-name="P413"><text:span text:style-name="T431">Salida</text:span><text:span text:style-name="T432"/></text:p>
          </table:table-cell>
          <table:table-cell table:style-name="TableCell270301">
            <text:p text:style-name="P414"><text:span text:style-name="T433">Set(Opcion)</text:span><text:span text:style-name="T434"/></text:p>
          </table:table-cell>
        </table:table-row>
        <table:table-row table:style-name="TableRow2704">
          <table:table-cell table:style-name="TableCell270400">
            <text:p text:style-name="P416"><text:span text:style-name="T435">Descripción</text:span><text:span text:style-name="T436"/></text:p>
          </table:table-cell>
          <table:table-cell table:style-name="TableCell270401">
            <text:p text:style-name="P417"><text:span text:style-name="T437">Retorna una lista de opciones que el usuario puede elegir</text:span><text:span text:style-name="T438"/></text:p>
          </table:table-cell>
        </table:table-row>
        <table:table-row table:style-name="TableRow2705">
          <table:table-cell table:style-name="TableCell270500">
            <text:p text:style-name="P420"><text:span text:style-name="T439">Excepciones</text:span><text:span text:style-name="T440"/></text:p>
          </table:table-cell>
          <table:table-cell table:style-name="TableCell270501">
            <text:p text:style-name="P421"><text:span text:style-name="T441">-</text:span><text:span text:style-name="T442"/></text:p>
          </table:table-cell>
        </table:table-row>
      </table:table>
      <text:p text:style-name="P423"><text:span text:style-name="T442"/></text:p>
      <table:table table:style-name="Table28">
        <table:table-column table:style-name="TableColumn2800"/>
        <table:table-row table:style-name="TableRow2800">
          <table:table-cell table:style-name="TableCell280000">
            <text:p text:style-name="P425"><text:span text:style-name="T443">Precondiciones y Postcondiciones</text:span><text:span text:style-name="T444"/></text:p>
          </table:table-cell>
        </table:table-row>
        <table:table-row table:style-name="TableRow2801">
          <table:table-cell table:style-name="TableCell280100">
            <text:p text:style-name="P428"><text:span text:style-name="T445">Pre: -</text:span></text:p>
            <text:p text:style-name="P428"><text:span text:style-name="T445">…</text:span></text:p>
            <text:p text:style-name="P429"><text:span text:style-name="T445">Post:<text:s/></text:span><text:span text:style-name="T446">-</text:span><text:span text:style-name="T447"/></text:p>
          </table:table-cell>
        </table:table-row>
      </table:table>
      <text:p text:style-name="P431"><text:span text:style-name="T447"/></text:p>
      <table:table table:style-name="Table29">
        <table:table-column table:style-name="TableColumn2900"/>
        <table:table-column table:style-name="TableColumn2901"/>
        <table:table-row table:style-name="TableRow2900">
          <table:table-cell table:style-name="TableCell290000">
            <text:p text:style-name="P433"><text:span text:style-name="T449">Nombre</text:span><text:span text:style-name="T450"/></text:p>
          </table:table-cell>
          <table:table-cell table:style-name="TableCell290001">
            <text:p text:style-name="P434"><text:span text:style-name="T451">Ver mensaje</text:span><text:span text:style-name="T452"/></text:p>
          </table:table-cell>
        </table:table-row>
        <table:table-row table:style-name="TableRow2901">
          <table:table-cell table:style-name="TableCell290100">
            <text:p text:style-name="P437"><text:span text:style-name="T453">Operación</text:span><text:span text:style-name="T454"/></text:p>
          </table:table-cell>
          <table:table-cell table:style-name="TableCell290101">
            <text:p text:style-name="P438"><text:span text:style-name="T455">elegirOpcion(opcion : DtOpcion)</text:span><text:span text:style-name="T456"/></text:p>
          </table:table-cell>
        </table:table-row>
        <table:table-row table:style-name="TableRow2902">
          <table:table-cell table:style-name="TableCell290200">
            <text:p text:style-name="P441"><text:span text:style-name="T457">Entrada</text:span><text:span text:style-name="T458"/></text:p>
          </table:table-cell>
          <table:table-cell table:style-name="TableCell290201">
            <text:p text:style-name="P442"><text:span text:style-name="T459">parametro opcion de tipo DtOpcion</text:span><text:span text:style-name="T460"/></text:p>
          </table:table-cell>
        </table:table-row>
        <table:table-row table:style-name="TableRow2903">
          <table:table-cell table:style-name="TableCell290300">
            <text:p text:style-name="P444"><text:span text:style-name="T461">Salida</text:span><text:span text:style-name="T462"/></text:p>
          </table:table-cell>
          <table:table-cell table:style-name="TableCell290301">
            <text:p text:style-name="P445"><text:span text:style-name="T463">-</text:span><text:span text:style-name="T464"/></text:p>
          </table:table-cell>
        </table:table-row>
        <table:table-row table:style-name="TableRow2904">
          <table:table-cell table:style-name="TableCell290400">
            <text:p text:style-name="P447"><text:span text:style-name="T465">Descripción</text:span><text:span text:style-name="T466"/></text:p>
          </table:table-cell>
          <table:table-cell table:style-name="TableCell290401">
            <text:p text:style-name="P448"><text:span text:style-name="T467">Recibe una opcion seleccionada por el usuario, la cual es alamaceda en la memoria del sistema</text:span><text:span text:style-name="T468"/></text:p>
          </table:table-cell>
        </table:table-row>
        <table:table-row table:style-name="TableRow2905">
          <table:table-cell table:style-name="TableCell290500">
            <text:p text:style-name="P451"><text:span text:style-name="T469">Excepciones</text:span><text:span text:style-name="T470"/></text:p>
          </table:table-cell>
          <table:table-cell table:style-name="TableCell290501">
            <text:p text:style-name="P452"><text:span text:style-name="T471">1 - Si no se cumple pre1 el sistema lanza ExInvalidOpcion</text:span><text:span text:style-name="T472"/></text:p>
          </table:table-cell>
        </table:table-row>
      </table:table>
      <text:p text:style-name="P454"><text:span text:style-name="T472"/></text:p>
      <table:table table:style-name="Table30">
        <table:table-column table:style-name="TableColumn3000"/>
        <table:table-row table:style-name="TableRow3000">
          <table:table-cell table:style-name="TableCell300000">
            <text:p text:style-name="P456"><text:span text:style-name="T473">Precondiciones y Postcondiciones</text:span><text:span text:style-name="T474"/></text:p>
          </table:table-cell>
        </table:table-row>
        <table:table-row table:style-name="TableRow3001">
          <table:table-cell table:style-name="TableCell300100">
            <text:p text:style-name="P459"><text:span text:style-name="T475">Pre1: La opcion ingresada debe ser valida</text:span></text:p>
            <text:p text:style-name="P459"><text:span text:style-name="T475">…</text:span></text:p>
            <text:p text:style-name="P460"><text:span text:style-name="T475">Post:<text:s/></text:span><text:span text:style-name="T476">-</text:span><text:span text:style-name="T477"/></text:p>
          </table:table-cell>
        </table:table-row>
      </table:table>
      <text:p text:style-name="P462"><text:span text:style-name="T477"/></text:p>
      <table:table table:style-name="Table31">
        <table:table-column table:style-name="TableColumn3100"/>
        <table:table-column table:style-name="TableColumn3101"/>
        <table:table-row table:style-name="TableRow3100">
          <table:table-cell table:style-name="TableCell310000">
            <text:p text:style-name="P464"><text:span text:style-name="T479">Nombre</text:span><text:span text:style-name="T480"/></text:p>
          </table:table-cell>
          <table:table-cell table:style-name="TableCell310001">
            <text:p text:style-name="P465"><text:span text:style-name="T481">Eliminar mensaje</text:span><text:span text:style-name="T482"/></text:p>
          </table:table-cell>
        </table:table-row>
        <table:table-row table:style-name="TableRow3101">
          <table:table-cell table:style-name="TableCell310100">
            <text:p text:style-name="P468"><text:span text:style-name="T483">Operación</text:span><text:span text:style-name="T484"/></text:p>
          </table:table-cell>
          <table:table-cell table:style-name="TableCell310101">
            <text:p text:style-name="P469"><text:span text:style-name="T484">cantidadArchivadas()</text:span></text:p>
          </table:table-cell>
        </table:table-row>
        <table:table-row table:style-name="TableRow3102">
          <table:table-cell table:style-name="TableCell310200">
            <text:p text:style-name="P472"><text:span text:style-name="T485">Referncia</text:span><text:span text:style-name="T486"/></text:p>
          </table:table-cell>
          <table:table-cell table:style-name="TableCell310201">
            <text:p text:style-name="P473"><text:span text:style-name="T486">cantidadArchivadas() de Ver Mensajes</text:span></text:p>
          </table:table-cell>
        </table:table-row>
      </table:table>
      <text:p text:style-name="P475"><text:span text:style-name="T486"/></text:p>
      <table:table table:style-name="Table32">
        <table:table-column table:style-name="TableColumn3200"/>
        <table:table-column table:style-name="TableColumn3201"/>
        <table:table-row table:style-name="TableRow3200">
          <table:table-cell table:style-name="TableCell320000">
            <text:p text:style-name="P477"><text:span text:style-name="T488">Nombre</text:span><text:span text:style-name="T489"/></text:p>
          </table:table-cell>
          <table:table-cell table:style-name="TableCell320001">
            <text:p text:style-name="P478"><text:span text:style-name="T490">Eliminar mensaje</text:span><text:span text:style-name="T491"/></text:p>
          </table:table-cell>
        </table:table-row>
        <table:table-row table:style-name="TableRow3201">
          <table:table-cell table:style-name="TableCell320100">
            <text:p text:style-name="P481"><text:span text:style-name="T492">Operación</text:span><text:span text:style-name="T493"/></text:p>
          </table:table-cell>
          <table:table-cell table:style-name="TableCell320101">
            <text:p text:style-name="P482"><text:span text:style-name="T493">listarConversacionesActivas()</text:span></text:p>
          </table:table-cell>
        </table:table-row>
        <table:table-row table:style-name="TableRow3202">
          <table:table-cell table:style-name="TableCell320200">
            <text:p text:style-name="P485"><text:span text:style-name="T494">Referncia</text:span><text:span text:style-name="T495"/></text:p>
          </table:table-cell>
          <table:table-cell table:style-name="TableCell320201">
            <text:p text:style-name="P486"><text:span text:style-name="T495">listarConversacionesActivas() de Ver Mensajes</text:span></text:p>
          </table:table-cell>
        </table:table-row>
      </table:table>
      <text:p text:style-name="P488"><text:span text:style-name="T495"/></text:p>
      <table:table table:style-name="Table33">
        <table:table-column table:style-name="TableColumn3300"/>
        <table:table-column table:style-name="TableColumn3301"/>
        <table:table-row table:style-name="TableRow3300">
          <table:table-cell table:style-name="TableCell330000">
            <text:p text:style-name="P490"><text:span text:style-name="T497">Nombre</text:span><text:span text:style-name="T498"/></text:p>
          </table:table-cell>
          <table:table-cell table:style-name="TableCell330001">
            <text:p text:style-name="P491"><text:span text:style-name="T499">Eliminar mensaje</text:span><text:span text:style-name="T500"/></text:p>
          </table:table-cell>
        </table:table-row>
        <table:table-row table:style-name="TableRow3301">
          <table:table-cell table:style-name="TableCell330100">
            <text:p text:style-name="P494"><text:span text:style-name="T501">Operación</text:span><text:span text:style-name="T502"/></text:p>
          </table:table-cell>
          <table:table-cell table:style-name="TableCell330101">
            <text:p text:style-name="P495"><text:span text:style-name="T502">listarOpciones()</text:span></text:p>
          </table:table-cell>
        </table:table-row>
        <table:table-row table:style-name="TableRow3302">
          <table:table-cell table:style-name="TableCell330200">
            <text:p text:style-name="P498"><text:span text:style-name="T503">Referncia</text:span><text:span text:style-name="T504"/></text:p>
          </table:table-cell>
          <table:table-cell table:style-name="TableCell330201">
            <text:p text:style-name="P499"><text:span text:style-name="T504">listarOpciones() de Ver Mensajes</text:span></text:p>
          </table:table-cell>
        </table:table-row>
      </table:table>
      <text:p text:style-name="P501"><text:span text:style-name="T504"/></text:p>
      <table:table table:style-name="Table34">
        <table:table-column table:style-name="TableColumn3400"/>
        <table:table-column table:style-name="TableColumn3401"/>
        <table:table-row table:style-name="TableRow3400">
          <table:table-cell table:style-name="TableCell340000">
            <text:p text:style-name="P503"><text:span text:style-name="T506">Nombre</text:span><text:span text:style-name="T507"/></text:p>
          </table:table-cell>
          <table:table-cell table:style-name="TableCell340001">
            <text:p text:style-name="P504"><text:span text:style-name="T508">Eliminar mensaje</text:span><text:span text:style-name="T509"/></text:p>
          </table:table-cell>
        </table:table-row>
        <table:table-row table:style-name="TableRow3401">
          <table:table-cell table:style-name="TableCell340100">
            <text:p text:style-name="P507"><text:span text:style-name="T510">Operación</text:span><text:span text:style-name="T511"/></text:p>
          </table:table-cell>
          <table:table-cell table:style-name="TableCell340101">
            <text:p text:style-name="P508"><text:span text:style-name="T511">elegirOpcion() </text:span></text:p>
          </table:table-cell>
        </table:table-row>
        <table:table-row table:style-name="TableRow3402">
          <table:table-cell table:style-name="TableCell340200">
            <text:p text:style-name="P511"><text:span text:style-name="T512">Referncia</text:span><text:span text:style-name="T513"/></text:p>
          </table:table-cell>
          <table:table-cell table:style-name="TableCell340201">
            <text:p text:style-name="P512"><text:span text:style-name="T513">elegirOpcion() de Ver Mensajes</text:span></text:p>
          </table:table-cell>
        </table:table-row>
      </table:table>
      <text:p text:style-name="P514"><text:span text:style-name="T513"/></text:p>
      <table:table table:style-name="Table35">
        <table:table-column table:style-name="TableColumn3500"/>
        <table:table-column table:style-name="TableColumn3501"/>
        <table:table-row table:style-name="TableRow3500">
          <table:table-cell table:style-name="TableCell350000">
            <text:p text:style-name="P516"><text:span text:style-name="T515">Nombre</text:span><text:span text:style-name="T516"/></text:p>
          </table:table-cell>
          <table:table-cell table:style-name="TableCell350001">
            <text:p text:style-name="P517"><text:span text:style-name="T517">Eliminar mensaje</text:span><text:span text:style-name="T518"/></text:p>
          </table:table-cell>
        </table:table-row>
        <table:table-row table:style-name="TableRow3501">
          <table:table-cell table:style-name="TableCell350100">
            <text:p text:style-name="P520"><text:span text:style-name="T519">Operación</text:span><text:span text:style-name="T520"/></text:p>
          </table:table-cell>
          <table:table-cell table:style-name="TableCell350101">
            <text:p text:style-name="P521"><text:span text:style-name="T520">ingresarIdConversacion() </text:span></text:p>
          </table:table-cell>
        </table:table-row>
        <table:table-row table:style-name="TableRow3502">
          <table:table-cell table:style-name="TableCell350200">
            <text:p text:style-name="P524"><text:span text:style-name="T521">Referncia</text:span><text:span text:style-name="T522"/></text:p>
          </table:table-cell>
          <table:table-cell table:style-name="TableCell350201">
            <text:p text:style-name="P525"><text:span text:style-name="T522">ingresarIdConversacion() de Ver Mensajes</text:span></text:p>
          </table:table-cell>
        </table:table-row>
      </table:table>
      <text:p text:style-name="P527"><text:span text:style-name="T522"/></text:p>
      <table:table table:style-name="Table36">
        <table:table-column table:style-name="TableColumn3600"/>
        <table:table-column table:style-name="TableColumn3601"/>
        <table:table-row table:style-name="TableRow3600">
          <table:table-cell table:style-name="TableCell360000">
            <text:p text:style-name="P529"><text:span text:style-name="T524">Nombre</text:span><text:span text:style-name="T525"/></text:p>
          </table:table-cell>
          <table:table-cell table:style-name="TableCell360001">
            <text:p text:style-name="P530"><text:span text:style-name="T526">Eliminar mensaje</text:span><text:span text:style-name="T527"/></text:p>
          </table:table-cell>
        </table:table-row>
        <table:table-row table:style-name="TableRow3601">
          <table:table-cell table:style-name="TableCell360100">
            <text:p text:style-name="P533"><text:span text:style-name="T528">Operación</text:span><text:span text:style-name="T529"/></text:p>
          </table:table-cell>
          <table:table-cell table:style-name="TableCell360101">
            <text:p text:style-name="P534"><text:span text:style-name="T529">mensajesConversacion() </text:span></text:p>
          </table:table-cell>
        </table:table-row>
        <table:table-row table:style-name="TableRow3602">
          <table:table-cell table:style-name="TableCell360200">
            <text:p text:style-name="P537"><text:span text:style-name="T530">Referncia</text:span><text:span text:style-name="T531"/></text:p>
          </table:table-cell>
          <table:table-cell table:style-name="TableCell360201">
            <text:p text:style-name="P538"><text:span text:style-name="T531">mensajesConversacion() de Ver Mensajes</text:span></text:p>
          </table:table-cell>
        </table:table-row>
      </table:table>
      <text:p text:style-name="P540"><text:span text:style-name="T5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